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1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8">
      <style:graphic-properties fo:wrap-option="wrap" fo:padding-top="0.05in" fo:padding-bottom="0.05in" fo:padding-left="0.1in" fo:padding-right="0.1in" draw:textarea-vertical-align="middle" draw:textarea-horizontal-align="center" draw:fill="solid" draw:fill-color="#387586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6">
      <style:graphic-properties fo:wrap-option="wrap" fo:padding-top="0.05in" fo:padding-bottom="0.05in" fo:padding-left="0.1in" fo:padding-right="0.1in" draw:textarea-vertical-align="middle" draw:textarea-horizontal-align="center" draw:fill="solid" draw:fill-color="#d1d1d1" draw:opacity="100%" draw:stroke="solid" svg:stroke-width="0.02083in" svg:stroke-color="#438fa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1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3875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3a3a3a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5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3a3a3a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3a3a3a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3a3a3a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18">
      <style:text-properties fo:font-variant="normal" fo:text-transform="none" fo:color="#3a3a3a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1" style:parent-style-name="Graphics">
      <style:graphic-properties draw:fill="none" fo:clip="rect(0in, 0in, 0in, 0in)" draw:stroke="none"/>
    </style:style>
    <style:style style:family="text" style:name="a1119">
      <style:text-properties fo:font-variant="normal" fo:text-transform="none" fo:color="#d0662a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82" style:parent-style-name="Graphics">
      <style:graphic-properties draw:fill="none" fo:clip="rect(0in, 0in, 0in, 0in)" draw:stroke="none"/>
    </style:style>
    <style:style style:family="graphic" style:name="a1083" style:parent-style-name="Graphics">
      <style:graphic-properties draw:fill="none" fo:clip="rect(0in, 0in, 0in, 0in)" draw:stroke="none"/>
    </style:style>
    <style:style style:family="graphic" style:name="a1084" style:parent-style-name="Graphics">
      <style:graphic-properties draw:fill="none" fo:clip="rect(0in, 0in, 0in, 0in)" draw:stroke="none"/>
    </style:style>
    <style:style style:family="graphic" style:name="a1085" style:parent-style-name="Graphics">
      <style:graphic-properties draw:fill="none" fo:clip="rect(0in, 0in, 0in, 0in)" draw:stroke="none"/>
    </style:style>
    <style:style style:family="graphic" style:name="a1086" style:parent-style-name="Graphics">
      <style:graphic-properties draw:fill="none" fo:clip="rect(0in, 0in, 0in, 0in)" draw:stroke="none"/>
    </style:style>
    <style:style style:family="graphic" style:name="a1087" style:parent-style-name="Graphics">
      <style:graphic-properties draw:fill="none" fo:clip="rect(0in, 0in, 0in, 0in)" draw:stroke="none"/>
    </style:style>
    <style:style style:family="graphic" style:name="a1088" style:parent-style-name="Graphics">
      <style:graphic-properties draw:fill="none" draw:stroke="none"/>
    </style:style>
    <style:style style:family="graphic" style:name="a1089" style:parent-style-name="Graphics">
      <style:graphic-properties draw:fill="none" fo:clip="rect(0in, 0in, 0in, 0in)" draw:stroke="none"/>
    </style:style>
    <style:style style:family="text" style:name="a9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2">
      <style:graphic-properties fo:wrap-option="wrap" fo:padding-top="0.05in" fo:padding-bottom="0.05in" fo:padding-left="0.1in" fo:padding-right="0.1in" draw:textarea-vertical-align="middle" draw:textarea-horizontal-align="center" draw:fill="solid" draw:fill-color="#387586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3a3a3a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6">
      <style:graphic-properties fo:wrap-option="wrap" fo:padding-top="0.05in" fo:padding-bottom="0.05in" fo:padding-left="0.1in" fo:padding-right="0.1in" draw:textarea-vertical-align="middle" draw:textarea-horizontal-align="center" draw:fill="solid" draw:fill-color="#d0662a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21">
      <style:text-properties fo:font-variant="normal" fo:text-transform="none" fo:color="#3a3a3a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3a3a3a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3a3a3a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01">
      <style:text-properties fo:font-variant="normal" fo:text-transform="none" fo:color="#3a3a3a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0" style:parent-style-name="Graphics">
      <style:graphic-properties draw:fill="none" fo:clip="rect(0in, 0in, 0in, 0in)" draw:stroke="none"/>
    </style:style>
    <style:style style:family="text" style:name="a802">
      <style:text-properties fo:font-variant="normal" fo:text-transform="none" fo:color="#3a3a3a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3">
      <style:text-properties fo:font-variant="normal" fo:text-transform="none" fo:color="#3a3a3a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94">
      <style:graphic-properties fo:wrap-option="wrap" fo:padding-top="0.05in" fo:padding-bottom="0.05in" fo:padding-left="0.1in" fo:padding-right="0.1in" draw:textarea-vertical-align="middle" draw:textarea-horizontal-align="center" draw:fill="solid" draw:fill-color="#d7e9ed" draw:opacity="100%" draw:stroke="none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97">
      <style:graphic-properties fo:wrap-option="wrap" fo:padding-top="0.05in" fo:padding-bottom="0.05in" fo:padding-left="0.1in" fo:padding-right="0.1in" draw:textarea-vertical-align="middle" draw:textarea-horizontal-align="center" draw:fill="solid" draw:fill-color="#58b6d0" draw:opacity="100%" draw:stroke="none" draw:auto-grow-width="false" draw:auto-grow-height="false"/>
      <style:paragraph-properties style:font-independent-line-spacing="true" style:writing-mode="lr-tb"/>
    </style:style>
    <style:style style:family="text" style:name="a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d0662a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d0662a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9">
      <style:graphic-properties fo:wrap-option="wrap" fo:padding-top="0.05in" fo:padding-bottom="0.05in" fo:padding-left="0.1in" fo:padding-right="0.1in" draw:textarea-vertical-align="middle" draw:textarea-horizontal-align="center" draw:fill="solid" draw:fill-color="#d7e9ed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5">
      <style:graphic-properties fo:wrap-option="wrap" fo:padding-top="0.05in" fo:padding-bottom="0.05in" fo:padding-left="0.1in" fo:padding-right="0.1in" draw:textarea-vertical-align="middle" draw:textarea-horizontal-align="center" draw:fill="solid" draw:fill-color="#d7e9ed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13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8">
      <style:graphic-properties fo:wrap-option="wrap" fo:padding-top="0.05in" fo:padding-bottom="0.05in" fo:padding-left="0.1in" fo:padding-right="0.1in" draw:textarea-vertical-align="middle" draw:textarea-horizontal-align="center" draw:fill="solid" draw:fill-color="#58b6d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13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79">
      <style:text-properties fo:font-variant="normal" fo:text-transform="none" fo:color="#d0662a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7">
      <style:graphic-properties fo:wrap-option="wrap" fo:padding-top="0.05in" fo:padding-bottom="0.05in" fo:padding-left="0.1in" fo:padding-right="0.1in" draw:textarea-vertical-align="middle" draw:textarea-horizontal-align="center" draw:fill="solid" draw:fill-color="#d7e9ed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1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8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8">
      <style:graphic-properties fo:wrap-option="wrap" fo:padding-top="0.05in" fo:padding-bottom="0.05in" fo:padding-left="0.1in" fo:padding-right="0.1in" draw:textarea-vertical-align="middle" draw:textarea-horizontal-align="center" draw:fill="solid" draw:fill-color="#d7e9ed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2">
      <style:graphic-properties fo:wrap-option="wrap" fo:padding-top="0.05in" fo:padding-bottom="0.05in" fo:padding-left="0.1in" fo:padding-right="0.1in" draw:textarea-vertical-align="middle" draw:textarea-horizontal-align="center" draw:fill="solid" draw:fill-color="#58b6d0" draw:opacity="100%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d0662a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d0662a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d0662a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d0662a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d0662a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0">
      <style:graphic-properties fo:wrap-option="wrap" fo:padding-top="0.05in" fo:padding-bottom="0.05in" fo:padding-left="0.1in" fo:padding-right="0.1in" draw:textarea-vertical-align="middle" draw:textarea-horizontal-align="center" draw:fill="solid" draw:fill-color="#58b6d0" draw:opacity="100%" draw:stroke="none" draw:auto-grow-width="false" draw:auto-grow-height="false"/>
      <style:paragraph-properties style:font-independent-line-spacing="true" style:writing-mode="lr-tb"/>
    </style:style>
    <style:style style:family="text" style:name="a9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d0662a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d0662a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d0662a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9">
      <style:graphic-properties fo:wrap-option="wrap" fo:padding-top="0.05in" fo:padding-bottom="0.05in" fo:padding-left="0.1in" fo:padding-right="0.1in" draw:textarea-vertical-align="middle" draw:textarea-horizontal-align="center" draw:fill="solid" draw:fill-color="#387586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1">
      <style:graphic-properties fo:wrap-option="wrap" fo:padding-top="0.05in" fo:padding-bottom="0.05in" fo:padding-left="0.1in" fo:padding-right="0.1in" draw:textarea-vertical-align="middle" draw:textarea-horizontal-align="center" draw:fill="solid" draw:fill-color="#58b6d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d0662a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d0662a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d0662a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 style:protect="position size"/>
      <style:paragraph-properties style:font-independent-line-spacing="true" style:writing-mode="lr-tb"/>
    </style:style>
    <style:style style:family="text" style:name="a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fo:wrap-option="wrap" fo:padding-top="0.05in" fo:padding-bottom="0.05in" fo:padding-left="0.1in" fo:padding-right="0.1in" draw:textarea-vertical-align="middle" draw:textarea-horizontal-align="center" draw:fill="solid" draw:fill-color="#387586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3875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97">
      <style:text-properties fo:font-variant="normal" fo:text-transform="none" fo:color="#d0662a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3875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93">
      <style:text-properties fo:font-variant="normal" fo:text-transform="none" fo:color="#3a3a3a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3a3a3a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1">
      <style:graphic-properties fo:wrap-option="wrap" fo:padding-top="0.05in" fo:padding-bottom="0.05in" fo:padding-left="0.1in" fo:padding-right="0.1in" draw:textarea-vertical-align="middle" draw:textarea-horizontal-align="center" draw:fill="solid" draw:fill-color="#387586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97">
      <style:text-properties fo:font-variant="normal" fo:text-transform="none" fo:color="#3a3a3a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d0662a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3a3a3a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3875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55">
      <style:text-properties fo:font-variant="normal" fo:text-transform="none" fo:color="#3a3a3a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3a3a3a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2">
      <style:graphic-properties fo:wrap-option="wrap" fo:padding-top="0.05in" fo:padding-bottom="0.05in" fo:padding-left="0.1in" fo:padding-right="0.1in" draw:textarea-vertical-align="middle" draw:textarea-horizontal-align="center" draw:fill="solid" draw:fill-color="#387586" draw:opacity="100%" draw:stroke="solid" svg:stroke-width="0.02083in" svg:stroke-color="#ffffff" svg:stroke-opacity="100%" draw:stroke-linejoin="miter" svg:stroke-linecap="butt" draw:auto-grow-width="false" draw:auto-grow-height="false" style:protect="position size"/>
      <style:paragraph-properties style:font-independent-line-spacing="true" style:writing-mode="lr-tb"/>
    </style:style>
    <style:style style:family="text" style:name="a1159">
      <style:text-properties fo:font-variant="normal" fo:text-transform="none" fo:color="#3a3a3a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387586" svg:stroke-opacity="100%" draw:stroke-linejoin="miter" svg:stroke-linecap="butt" draw:auto-grow-width="false" draw:auto-grow-height="false" style:protect="position size"/>
      <style:paragraph-properties style:font-independent-line-spacing="true" style:writing-mode="lr-tb"/>
    </style:style>
    <style:style style:family="text" style:name="a836">
      <style:text-properties fo:font-variant="normal" fo:text-transform="none" fo:color="#3a3a3a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d0662a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0">
      <style:text-properties fo:font-variant="normal" fo:text-transform="none" fo:color="#3a3a3a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d0662a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2">
      <style:text-properties fo:font-variant="normal" fo:text-transform="none" fo:color="#d0662a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d0662a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3a3a3a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3a3a3a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42">
      <style:text-properties fo:font-variant="normal" fo:text-transform="none" fo:color="#3a3a3a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3a3a3a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3a3a3a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 style:protect="position size"/>
      <style:paragraph-properties style:font-independent-line-spacing="true" style:writing-mode="lr-tb"/>
    </style:style>
    <style:style style:family="text" style:name="a1001">
      <style:text-properties fo:font-variant="normal" fo:text-transform="none" fo:color="#3a3a3a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3a3a3a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1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6">
      <style:graphic-properties fo:wrap-option="wrap" fo:padding-top="0.05in" fo:padding-bottom="0.05in" fo:padding-left="0.1in" fo:padding-right="0.1in" draw:textarea-vertical-align="middle" draw:textarea-horizontal-align="center" draw:fill="solid" draw:fill-color="#d1d1d1" draw:opacity="100%" draw:stroke="solid" svg:stroke-width="0.02083in" svg:stroke-color="#438fa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9">
      <style:graphic-properties fo:wrap-option="wrap" fo:padding-top="0.05in" fo:padding-bottom="0.05in" fo:padding-left="0.1in" fo:padding-right="0.1in" draw:textarea-vertical-align="middle" draw:textarea-horizontal-align="center" draw:fill="solid" draw:fill-color="#d1d1d1" draw:opacity="100%" draw:stroke="solid" svg:stroke-width="0.02083in" svg:stroke-color="#438fa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2">
      <style:graphic-properties fo:wrap-option="wrap" fo:padding-top="0.05in" fo:padding-bottom="0.05in" fo:padding-left="0.1in" fo:padding-right="0.1in" draw:textarea-vertical-align="middle" draw:textarea-horizontal-align="center" draw:fill="solid" draw:fill-color="#d1d1d1" draw:opacity="100%" draw:stroke="solid" svg:stroke-width="0.02083in" svg:stroke-color="#438fa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025">
      <style:graphic-properties fo:wrap-option="wrap" fo:padding-top="0.05in" fo:padding-bottom="0.05in" fo:padding-left="0.1in" fo:padding-right="0.1in" draw:textarea-vertical-align="middle" draw:textarea-horizontal-align="center" draw:fill="solid" draw:fill-color="#d1d1d1" draw:opacity="100%" draw:stroke="solid" svg:stroke-width="0.02083in" svg:stroke-color="#438fa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8">
      <style:graphic-properties fo:wrap-option="wrap" fo:padding-top="0.05in" fo:padding-bottom="0.05in" fo:padding-left="0.1in" fo:padding-right="0.1in" draw:textarea-vertical-align="middle" draw:textarea-horizontal-align="center" draw:fill="solid" draw:fill-color="#d1d1d1" draw:opacity="100%" draw:stroke="solid" svg:stroke-width="0.02083in" svg:stroke-color="#438fa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8">
      <style:graphic-properties fo:wrap-option="wrap" fo:padding-top="0.05in" fo:padding-bottom="0.05in" fo:padding-left="0.1in" fo:padding-right="0.1in" draw:textarea-vertical-align="middle" draw:textarea-horizontal-align="center" draw:fill="solid" draw:fill-color="#438fa8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2">
      <style:graphic-properties fo:wrap-option="wrap" fo:padding-top="0.05in" fo:padding-bottom="0.05in" fo:padding-left="0.1in" fo:padding-right="0.1in" draw:textarea-vertical-align="middle" draw:textarea-horizontal-align="center" draw:fill="solid" draw:fill-color="#438fa8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2" style:parent-style-name="Graphics">
      <style:graphic-properties draw:fill="none" draw:stroke="none"/>
    </style:style>
    <style:style style:family="text" style:name="a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3" style:parent-style-name="Graphics">
      <style:graphic-properties draw:fill="none" draw:stroke="none"/>
    </style:style>
    <style:style style:family="paragraph" style:name="a8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4" style:parent-style-name="Graphics">
      <style:graphic-properties draw:fill="none" draw:stroke="none"/>
    </style:style>
    <style:style style:family="graphic" style:name="a8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35" style:parent-style-name="Graphics">
      <style:graphic-properties draw:fill="none" fo:clip="rect(0in, 0in, 0in, 0in)" draw:stroke="none"/>
    </style:style>
    <style:style style:family="graphic" style:name="a1036" style:parent-style-name="Graphics">
      <style:graphic-properties draw:fill="none" fo:clip="rect(0in, 0in, 0in, 0in)" draw:stroke="non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8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6">
      <style:graphic-properties fo:wrap-option="wrap" fo:padding-top="0.05in" fo:padding-bottom="0.05in" fo:padding-left="0.1in" fo:padding-right="0.1in" draw:textarea-vertical-align="middle" draw:textarea-horizontal-align="center" draw:fill="solid" draw:fill-color="#387586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0">
      <style:graphic-properties fo:wrap-option="wrap" fo:padding-top="0.05in" fo:padding-bottom="0.05in" fo:padding-left="0.1in" fo:padding-right="0.1in" draw:textarea-vertical-align="middle" draw:textarea-horizontal-align="center" draw:fill="solid" draw:fill-color="#387586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1">
      <style:graphic-properties fo:wrap-option="wrap" fo:padding-top="0.05in" fo:padding-bottom="0.05in" fo:padding-left="0.1in" fo:padding-right="0.1in" draw:textarea-vertical-align="middle" draw:textarea-horizontal-align="center" draw:fill="solid" draw:fill-color="#d1d1d1" draw:opacity="100%" draw:stroke="solid" svg:stroke-width="0.02083in" svg:stroke-color="#438fa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62" style:parent-style-name="Graphics">
      <style:graphic-properties draw:fill="none" fo:clip="rect(0in, 0in, 0in, 0in)" draw:stroke="non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9">
      <style:graphic-properties fo:wrap-option="wrap" fo:padding-top="0.05in" fo:padding-bottom="0.05in" fo:padding-left="0.1in" fo:padding-right="0.1in" draw:textarea-vertical-align="middle" draw:textarea-horizontal-align="center" draw:fill="solid" draw:fill-color="#d1d1d1" draw:opacity="100%" draw:stroke="solid" svg:stroke-width="0.02083in" svg:stroke-color="#438fa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4">
      <style:graphic-properties fo:wrap-option="wrap" fo:padding-top="0.05in" fo:padding-bottom="0.05in" fo:padding-left="0.1in" fo:padding-right="0.1in" draw:textarea-vertical-align="middle" draw:textarea-horizontal-align="center" draw:fill="solid" draw:fill-color="#438fa8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00">
      <style:text-properties fo:font-variant="normal" fo:text-transform="none" fo:color="#d0662a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776" draw:master-page-name="Master1-Layout7-blank-Vide" presentation:presentation-page-layout-name="Master1-PPL7" draw:id="Slide-256">
        <draw:custom-shape svg:x="0in" svg:y="0in" svg:width="13.33333in" svg:height="7.5in" draw:id="id69" draw:style-name="a779" draw:name="Rectangle 3">
          <svg:title/>
          <svg:desc/>
          <text:p text:style-name="a778" text:class-names="" text:cond-style-name=""><text:span text:style-name="a7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0.72in" draw:id="id70" draw:style-name="a782" draw:name="Rectangle 4">
          <svg:title/>
          <svg:desc/>
          <text:p text:style-name="a781" text:class-names="" text:cond-style-name=""><text:span text:style-name="a78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1" draw:style-name="a787" draw:name="ZoneTexte 6" svg:x="0in" svg:y="0.15789in" svg:width="1.7166in" svg:height="0.43757in">
          <draw:text-box>
            <text:p text:style-name="a786" text:class-names="" text:cond-style-name=""><text:span text:style-name="a783" text:class-names="">Footastiqu</text:span><text:span text:style-name="a784" text:class-names="">e</text:span><text:span text:style-name="a785" text:class-names=""/></text:p>
          </draw:text-box>
          <svg:title/>
          <svg:desc/>
        </draw:frame>
        <draw:custom-shape svg:x="11.8in" svg:y="0.135in" svg:width="1.33in" svg:height="0.45in" draw:id="id72" draw:style-name="a793" draw:name="Rectangle : coins arrondis 7">
          <svg:title/>
          <svg:desc/>
          <text:p text:style-name="a792" text:class-names="" text:cond-style-name=""><text:span text:style-name="a788" text:class-names="">Re</text:span><text:span text:style-name="a789" text:class-names="">c</text:span><text:span text:style-name="a790" text:class-names="">hercher</text:span><text:span text:style-name="a79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8.36in" svg:y="0.15789in" svg:width="3.23667in" svg:height="0.42711in" draw:id="id73" draw:style-name="a796" draw:name="Rectangle : coins arrondis 8">
          <svg:title/>
          <svg:desc/>
          <text:p text:style-name="a795" text:class-names="" text:cond-style-name=""><text:span text:style-name="a79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frame draw:id="id74" draw:style-name="a805" draw:name="ZoneTexte 9" svg:x="1.80163in" svg:y="0.21998in" svg:width="6.3434in" svg:height="0.30293in">
          <draw:text-box>
            <text:p text:style-name="a804" text:class-names="" text:cond-style-name=""><text:span text:style-name="a797" text:class-names="">Accueil <text:s text:c="1"/></text:span><text:span text:style-name="a798" text:class-names=""><text:s text:c="1"/></text:span><text:span text:style-name="a799" text:class-names=""><text:s text:c="2"/></text:span><text:span text:style-name="a800" text:class-names="">Match <text:s text:c="4"/>Championnat <text:s text:c="4"/>Classement</text:span><text:span text:style-name="a801" text:class-names=""><text:s text:c="5"/></text:span><text:span text:style-name="a802" text:class-names="">Mon Compte</text:span><text:span text:style-name="a803" text:class-names=""/></text:p>
          </draw:text-box>
          <svg:title/>
          <svg:desc/>
        </draw:frame>
        <draw:custom-shape svg:x="10.92503in" svg:y="1.05in" svg:width="0.67163in" svg:height="6.45in" draw:id="id75" draw:style-name="a808" draw:name="Rectangle : coins arrondis 10">
          <svg:title/>
          <svg:desc/>
          <text:p text:style-name="a807" text:class-names="" text:cond-style-name=""><text:span text:style-name="a80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1.80163in" svg:y="1.05in" svg:width="9.68837in" svg:height="6.45in" draw:id="id76" draw:style-name="a811" draw:name="Rectangle 11">
          <svg:title/>
          <svg:desc/>
          <text:p text:style-name="a810" text:class-names="" text:cond-style-name=""><text:span text:style-name="a8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7166in" svg:y="1.05in" svg:width="0.67163in" svg:height="6.45in" draw:id="id77" draw:style-name="a814" draw:name="Rectangle : coins arrondis 12">
          <svg:title/>
          <svg:desc/>
          <text:p text:style-name="a813" text:class-names="" text:cond-style-name=""><text:span text:style-name="a81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</draw:page>
      <draw:page draw:name="Slide2" draw:style-name="a815" draw:master-page-name="Master1-Layout7-blank-Vide" presentation:presentation-page-layout-name="Master1-PPL7" draw:id="Slide-257">
        <draw:custom-shape svg:x="0in" svg:y="0in" svg:width="13.33333in" svg:height="7.5in" draw:id="id78" draw:style-name="a818" draw:name="Rectangle 3">
          <svg:title/>
          <svg:desc/>
          <text:p text:style-name="a817" text:class-names="" text:cond-style-name=""><text:span text:style-name="a8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0.72in" draw:id="id79" draw:style-name="a821" draw:name="Rectangle 4">
          <svg:title/>
          <svg:desc/>
          <text:p text:style-name="a820" text:class-names="" text:cond-style-name=""><text:span text:style-name="a8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0" draw:style-name="a826" draw:name="ZoneTexte 6" svg:x="0in" svg:y="0.15789in" svg:width="1.7166in" svg:height="0.43757in">
          <draw:text-box>
            <text:p text:style-name="a825" text:class-names="" text:cond-style-name=""><text:span text:style-name="a822" text:class-names="">Footastiqu</text:span><text:span text:style-name="a823" text:class-names="">e</text:span><text:span text:style-name="a824" text:class-names=""/></text:p>
          </draw:text-box>
          <svg:title/>
          <svg:desc/>
        </draw:frame>
        <draw:custom-shape svg:x="11.8in" svg:y="0.135in" svg:width="1.33in" svg:height="0.45in" draw:id="id81" draw:style-name="a832" draw:name="Rectangle : coins arrondis 7">
          <svg:title/>
          <svg:desc/>
          <text:p text:style-name="a831" text:class-names="" text:cond-style-name=""><text:span text:style-name="a827" text:class-names="">Re</text:span><text:span text:style-name="a828" text:class-names="">c</text:span><text:span text:style-name="a829" text:class-names="">hercher</text:span><text:span text:style-name="a83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8.36in" svg:y="0.15789in" svg:width="3.23667in" svg:height="0.42711in" draw:id="id82" draw:style-name="a835" draw:name="Rectangle : coins arrondis 8">
          <svg:title/>
          <svg:desc/>
          <text:p text:style-name="a834" text:class-names="" text:cond-style-name=""><text:span text:style-name="a83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frame draw:id="id83" draw:style-name="a845" draw:name="ZoneTexte 9" svg:x="1.80163in" svg:y="0.21998in" svg:width="6.3434in" svg:height="0.30293in">
          <draw:text-box>
            <text:p text:style-name="a844" text:class-names="" text:cond-style-name=""><text:span text:style-name="a836" text:class-names="">Accueil</text:span><text:span text:style-name="a837" text:class-names=""><text:s text:c="3"/></text:span><text:span text:style-name="a838" text:class-names=""><text:s text:c="2"/></text:span><text:span text:style-name="a839" text:class-names="">Match</text:span><text:span text:style-name="a840" text:class-names=""><text:s text:c="5"/>Championnat <text:s text:c="4"/>Classement</text:span><text:span text:style-name="a841" text:class-names=""><text:s text:c="5"/></text:span><text:span text:style-name="a842" text:class-names="">Mon Compte</text:span><text:span text:style-name="a843" text:class-names=""/></text:p>
          </draw:text-box>
          <svg:title/>
          <svg:desc/>
        </draw:frame>
        <draw:custom-shape svg:x="1.7166in" svg:y="1.05in" svg:width="0.67163in" svg:height="6.45in" draw:id="id84" draw:style-name="a848" draw:name="Rectangle : coins arrondis 1">
          <svg:title/>
          <svg:desc/>
          <text:p text:style-name="a847" text:class-names="" text:cond-style-name=""><text:span text:style-name="a84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10.92503in" svg:y="1.05in" svg:width="0.67163in" svg:height="6.45in" draw:id="id85" draw:style-name="a851" draw:name="Rectangle : coins arrondis 2">
          <svg:title/>
          <svg:desc/>
          <text:p text:style-name="a850" text:class-names="" text:cond-style-name=""><text:span text:style-name="a84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1.80163in" svg:y="1.05in" svg:width="9.68837in" svg:height="6.45in" draw:id="id86" draw:style-name="a854" draw:name="Rectangle 11">
          <svg:title/>
          <svg:desc/>
          <text:p text:style-name="a853" text:class-names="" text:cond-style-name=""><text:span text:style-name="a8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7" draw:style-name="a861" draw:name="ZoneTexte 19" svg:x="2.57in" svg:y="1.44397in" svg:width="2.05in" svg:height="0.40391in">
          <draw:text-box>
            <text:p text:style-name="a860" text:class-names="" text:cond-style-name=""><text:span text:style-name="a855" text:class-names="">FC</text:span><text:span text:style-name="a856" text:class-names=""><text:s text:c="1"/></text:span><text:span text:style-name="a857" text:class-names="">Barcelon</text:span><text:span text:style-name="a858" text:class-names="">e</text:span><text:span text:style-name="a859" text:class-names=""/></text:p>
          </draw:text-box>
          <svg:title/>
          <svg:desc/>
        </draw:frame>
        <draw:frame draw:id="id88" draw:style-name="a865" draw:name="ZoneTexte 21" svg:x="8.69327in" svg:y="1.45205in" svg:width="2.05in" svg:height="0.40391in">
          <draw:text-box>
            <text:p text:style-name="a864" text:class-names="" text:cond-style-name=""><text:span text:style-name="a862" text:class-names="">Réal Madrid</text:span><text:span text:style-name="a863" text:class-names=""/></text:p>
          </draw:text-box>
          <svg:title/>
          <svg:desc/>
        </draw:frame>
        <draw:frame draw:id="id89" draw:style-name="a869" draw:name="ZoneTexte 22" svg:x="6.02082in" svg:y="1.44397in" svg:width="1.25in" svg:height="0.40391in">
          <draw:text-box>
            <text:p text:style-name="a868" text:class-names="" text:cond-style-name=""><text:span text:style-name="a866" text:class-names="">vs</text:span><text:span text:style-name="a867" text:class-names=""/></text:p>
          </draw:text-box>
          <svg:title/>
          <svg:desc/>
        </draw:frame>
        <draw:custom-shape svg:x="2.39827in" svg:y="2.25in" svg:width="8.5368in" svg:height="0.7in" draw:id="id90" draw:style-name="a872" draw:name="Rectangle : coins arrondis 28">
          <svg:title/>
          <svg:desc/>
          <text:p text:style-name="a871" text:class-names="" text:cond-style-name=""><text:span text:style-name="a87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frame draw:id="id91" draw:style-name="a879" draw:name="ZoneTexte 29" svg:x="2.58003in" svg:y="2.39397in" svg:width="2.05in" svg:height="0.40391in">
          <draw:text-box>
            <text:p text:style-name="a878" text:class-names="" text:cond-style-name=""><text:span text:style-name="a873" text:class-names="">FC</text:span><text:span text:style-name="a874" text:class-names=""><text:s text:c="1"/></text:span><text:span text:style-name="a875" text:class-names="">Barcelon</text:span><text:span text:style-name="a876" text:class-names="">e</text:span><text:span text:style-name="a877" text:class-names=""/></text:p>
          </draw:text-box>
          <svg:title/>
          <svg:desc/>
        </draw:frame>
        <draw:frame draw:id="id92" draw:style-name="a883" draw:name="ZoneTexte 30" svg:x="8.7033in" svg:y="2.40205in" svg:width="2.05in" svg:height="0.40391in">
          <draw:text-box>
            <text:p text:style-name="a882" text:class-names="" text:cond-style-name=""><text:span text:style-name="a880" text:class-names="">Réal Madrid</text:span><text:span text:style-name="a881" text:class-names=""/></text:p>
          </draw:text-box>
          <svg:title/>
          <svg:desc/>
        </draw:frame>
        <draw:frame draw:id="id93" draw:style-name="a887" draw:name="ZoneTexte 31" svg:x="6.03085in" svg:y="2.39397in" svg:width="1.25in" svg:height="0.40391in">
          <draw:text-box>
            <text:p text:style-name="a886" text:class-names="" text:cond-style-name=""><text:span text:style-name="a884" text:class-names="">vs</text:span><text:span text:style-name="a885" text:class-names=""/></text:p>
          </draw:text-box>
          <svg:title/>
          <svg:desc/>
        </draw:frame>
        <draw:custom-shape svg:x="2.4033in" svg:y="3.2in" svg:width="8.5368in" svg:height="0.7in" draw:id="id94" draw:style-name="a890" draw:name="Rectangle : coins arrondis 32">
          <svg:title/>
          <svg:desc/>
          <text:p text:style-name="a889" text:class-names="" text:cond-style-name=""><text:span text:style-name="a88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frame draw:id="id95" draw:style-name="a897" draw:name="ZoneTexte 33" svg:x="2.58507in" svg:y="3.34397in" svg:width="2.05in" svg:height="0.40391in">
          <draw:text-box>
            <text:p text:style-name="a896" text:class-names="" text:cond-style-name=""><text:span text:style-name="a891" text:class-names="">FC</text:span><text:span text:style-name="a892" text:class-names=""><text:s text:c="1"/></text:span><text:span text:style-name="a893" text:class-names="">Barcelon</text:span><text:span text:style-name="a894" text:class-names="">e</text:span><text:span text:style-name="a895" text:class-names=""/></text:p>
          </draw:text-box>
          <svg:title/>
          <svg:desc/>
        </draw:frame>
        <draw:frame draw:id="id96" draw:style-name="a901" draw:name="ZoneTexte 34" svg:x="8.70833in" svg:y="3.35205in" svg:width="2.05in" svg:height="0.40391in">
          <draw:text-box>
            <text:p text:style-name="a900" text:class-names="" text:cond-style-name=""><text:span text:style-name="a898" text:class-names="">Réal Madrid</text:span><text:span text:style-name="a899" text:class-names=""/></text:p>
          </draw:text-box>
          <svg:title/>
          <svg:desc/>
        </draw:frame>
        <draw:frame draw:id="id97" draw:style-name="a905" draw:name="ZoneTexte 35" svg:x="6.03588in" svg:y="3.34397in" svg:width="1.25in" svg:height="0.40391in">
          <draw:text-box>
            <text:p text:style-name="a904" text:class-names="" text:cond-style-name=""><text:span text:style-name="a902" text:class-names="">vs</text:span><text:span text:style-name="a903" text:class-names=""/></text:p>
          </draw:text-box>
          <svg:title/>
          <svg:desc/>
        </draw:frame>
        <draw:custom-shape svg:x="2.4033in" svg:y="4.15in" svg:width="8.5368in" svg:height="0.7in" draw:id="id98" draw:style-name="a908" draw:name="Rectangle : coins arrondis 36">
          <svg:title/>
          <svg:desc/>
          <text:p text:style-name="a907" text:class-names="" text:cond-style-name=""><text:span text:style-name="a90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frame draw:id="id99" draw:style-name="a915" draw:name="ZoneTexte 37" svg:x="2.58507in" svg:y="4.29397in" svg:width="2.05in" svg:height="0.40391in">
          <draw:text-box>
            <text:p text:style-name="a914" text:class-names="" text:cond-style-name=""><text:span text:style-name="a909" text:class-names="">FC</text:span><text:span text:style-name="a910" text:class-names=""><text:s text:c="1"/></text:span><text:span text:style-name="a911" text:class-names="">Barcelon</text:span><text:span text:style-name="a912" text:class-names="">e</text:span><text:span text:style-name="a913" text:class-names=""/></text:p>
          </draw:text-box>
          <svg:title/>
          <svg:desc/>
        </draw:frame>
        <draw:frame draw:id="id100" draw:style-name="a919" draw:name="ZoneTexte 38" svg:x="8.70833in" svg:y="4.30205in" svg:width="2.05in" svg:height="0.40391in">
          <draw:text-box>
            <text:p text:style-name="a918" text:class-names="" text:cond-style-name=""><text:span text:style-name="a916" text:class-names="">Réal Madrid</text:span><text:span text:style-name="a917" text:class-names=""/></text:p>
          </draw:text-box>
          <svg:title/>
          <svg:desc/>
        </draw:frame>
        <draw:frame draw:id="id101" draw:style-name="a923" draw:name="ZoneTexte 39" svg:x="6.03588in" svg:y="4.29397in" svg:width="1.25in" svg:height="0.40391in">
          <draw:text-box>
            <text:p text:style-name="a922" text:class-names="" text:cond-style-name=""><text:span text:style-name="a920" text:class-names="">vs</text:span><text:span text:style-name="a921" text:class-names=""/></text:p>
          </draw:text-box>
          <svg:title/>
          <svg:desc/>
        </draw:frame>
        <draw:custom-shape svg:x="2.4033in" svg:y="5.1in" svg:width="8.5368in" svg:height="0.7in" draw:id="id102" draw:style-name="a926" draw:name="Rectangle : coins arrondis 40">
          <svg:title/>
          <svg:desc/>
          <text:p text:style-name="a925" text:class-names="" text:cond-style-name=""><text:span text:style-name="a92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frame draw:id="id103" draw:style-name="a933" draw:name="ZoneTexte 41" svg:x="2.58507in" svg:y="5.24397in" svg:width="2.05in" svg:height="0.40391in">
          <draw:text-box>
            <text:p text:style-name="a932" text:class-names="" text:cond-style-name=""><text:span text:style-name="a927" text:class-names="">FC</text:span><text:span text:style-name="a928" text:class-names=""><text:s text:c="1"/></text:span><text:span text:style-name="a929" text:class-names="">Barcelon</text:span><text:span text:style-name="a930" text:class-names="">e</text:span><text:span text:style-name="a931" text:class-names=""/></text:p>
          </draw:text-box>
          <svg:title/>
          <svg:desc/>
        </draw:frame>
        <draw:frame draw:id="id104" draw:style-name="a937" draw:name="ZoneTexte 42" svg:x="8.70833in" svg:y="5.25205in" svg:width="2.05in" svg:height="0.40391in">
          <draw:text-box>
            <text:p text:style-name="a936" text:class-names="" text:cond-style-name=""><text:span text:style-name="a934" text:class-names="">Réal Madrid</text:span><text:span text:style-name="a935" text:class-names=""/></text:p>
          </draw:text-box>
          <svg:title/>
          <svg:desc/>
        </draw:frame>
        <draw:frame draw:id="id105" draw:style-name="a941" draw:name="ZoneTexte 43" svg:x="6.03588in" svg:y="5.24397in" svg:width="1.25in" svg:height="0.40391in">
          <draw:text-box>
            <text:p text:style-name="a940" text:class-names="" text:cond-style-name=""><text:span text:style-name="a938" text:class-names="">vs</text:span><text:span text:style-name="a939" text:class-names=""/></text:p>
          </draw:text-box>
          <svg:title/>
          <svg:desc/>
        </draw:frame>
        <draw:custom-shape svg:x="2.4033in" svg:y="6.05603in" svg:width="8.5368in" svg:height="0.7in" draw:id="id106" draw:style-name="a944" draw:name="Rectangle : coins arrondis 44">
          <svg:title/>
          <svg:desc/>
          <text:p text:style-name="a943" text:class-names="" text:cond-style-name=""><text:span text:style-name="a94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frame draw:id="id107" draw:style-name="a951" draw:name="ZoneTexte 45" svg:x="2.58507in" svg:y="6.2in" svg:width="2.05in" svg:height="0.40391in">
          <draw:text-box>
            <text:p text:style-name="a950" text:class-names="" text:cond-style-name=""><text:span text:style-name="a945" text:class-names="">FC</text:span><text:span text:style-name="a946" text:class-names=""><text:s text:c="1"/></text:span><text:span text:style-name="a947" text:class-names="">Barcelon</text:span><text:span text:style-name="a948" text:class-names="">e</text:span><text:span text:style-name="a949" text:class-names=""/></text:p>
          </draw:text-box>
          <svg:title/>
          <svg:desc/>
        </draw:frame>
        <draw:frame draw:id="id108" draw:style-name="a955" draw:name="ZoneTexte 46" svg:x="8.70833in" svg:y="6.20808in" svg:width="2.05in" svg:height="0.40391in">
          <draw:text-box>
            <text:p text:style-name="a954" text:class-names="" text:cond-style-name=""><text:span text:style-name="a952" text:class-names="">Réal Madrid</text:span><text:span text:style-name="a953" text:class-names=""/></text:p>
          </draw:text-box>
          <svg:title/>
          <svg:desc/>
        </draw:frame>
        <draw:frame draw:id="id109" draw:style-name="a959" draw:name="ZoneTexte 47" svg:x="6.03588in" svg:y="6.2in" svg:width="1.25in" svg:height="0.40391in">
          <draw:text-box>
            <text:p text:style-name="a958" text:class-names="" text:cond-style-name=""><text:span text:style-name="a956" text:class-names="">vs</text:span><text:span text:style-name="a957" text:class-names=""/></text:p>
          </draw:text-box>
          <svg:title/>
          <svg:desc/>
        </draw:frame>
        <draw:custom-shape svg:x="2.4033in" svg:y="7.01206in" svg:width="8.5368in" svg:height="0.48794in" draw:id="id110" draw:style-name="a962" draw:name="Rectangle : coins arrondis 48">
          <svg:title/>
          <svg:desc/>
          <text:p text:style-name="a961" text:class-names="" text:cond-style-name=""><text:span text:style-name="a96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10.21676in" svg:y="1.41643in" svg:width="0.7183in" svg:height="0.34103in" draw:id="id111" draw:style-name="a966" draw:name="Rectangle : coins arrondis 52">
          <svg:title/>
          <svg:desc/>
          <text:p text:style-name="a965" text:class-names="" text:cond-style-name=""><text:span text:style-name="a963" text:class-names="">Filtre</text:span><text:span text:style-name="a96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frame draw:id="id112" draw:style-name="a971" draw:name="ZoneTexte 53" svg:x="1.88964in" svg:y="1.3345in" svg:width="4.61817in" svg:height="0.50488in">
          <draw:text-box>
            <text:p text:style-name="a970" text:class-names="" text:cond-style-name=""><text:span text:style-name="a967" text:class-names="">Match du xx ……<text:s text:c="1"/></text:span><text:span text:style-name="a968" text:class-names="">xxxx</text:span><text:span text:style-name="a969" text:class-names=""/></text:p>
          </draw:text-box>
          <svg:title/>
          <svg:desc/>
        </draw:frame>
      </draw:page>
      <draw:page draw:name="Slide3" draw:style-name="a972" draw:master-page-name="Master1-Layout7-blank-Vide" presentation:presentation-page-layout-name="Master1-PPL7" draw:id="Slide-258">
        <draw:custom-shape svg:x="0in" svg:y="0in" svg:width="13.33333in" svg:height="7.5in" draw:id="id113" draw:style-name="a975" draw:name="Rectangle 3">
          <svg:title/>
          <svg:desc/>
          <text:p text:style-name="a974" text:class-names="" text:cond-style-name=""><text:span text:style-name="a9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0.72in" draw:id="id114" draw:style-name="a978" draw:name="Rectangle 4">
          <svg:title/>
          <svg:desc/>
          <text:p text:style-name="a977" text:class-names="" text:cond-style-name=""><text:span text:style-name="a9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5" draw:style-name="a983" draw:name="ZoneTexte 6" svg:x="0in" svg:y="0.15789in" svg:width="1.7166in" svg:height="0.43757in">
          <draw:text-box>
            <text:p text:style-name="a982" text:class-names="" text:cond-style-name=""><text:span text:style-name="a979" text:class-names="">Footastiqu</text:span><text:span text:style-name="a980" text:class-names="">e</text:span><text:span text:style-name="a981" text:class-names=""/></text:p>
          </draw:text-box>
          <svg:title/>
          <svg:desc/>
        </draw:frame>
        <draw:custom-shape svg:x="11.8in" svg:y="0.135in" svg:width="1.33in" svg:height="0.45in" draw:id="id116" draw:style-name="a989" draw:name="Rectangle : coins arrondis 7">
          <svg:title/>
          <svg:desc/>
          <text:p text:style-name="a988" text:class-names="" text:cond-style-name=""><text:span text:style-name="a984" text:class-names="">Re</text:span><text:span text:style-name="a985" text:class-names="">c</text:span><text:span text:style-name="a986" text:class-names="">hercher</text:span><text:span text:style-name="a98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8.36in" svg:y="0.15789in" svg:width="3.23667in" svg:height="0.42711in" draw:id="id117" draw:style-name="a992" draw:name="Rectangle : coins arrondis 8">
          <svg:title/>
          <svg:desc/>
          <text:p text:style-name="a991" text:class-names="" text:cond-style-name=""><text:span text:style-name="a99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frame draw:id="id118" draw:style-name="a1004" draw:name="ZoneTexte 9" svg:x="1.80163in" svg:y="0.21998in" svg:width="6.3434in" svg:height="0.30293in">
          <draw:text-box>
            <text:p text:style-name="a1003" text:class-names="" text:cond-style-name=""><text:span text:style-name="a993" text:class-names="">Accueil</text:span><text:span text:style-name="a994" text:class-names=""><text:s text:c="3"/></text:span><text:span text:style-name="a995" text:class-names=""><text:s text:c="2"/></text:span><text:span text:style-name="a996" text:class-names="">Match</text:span><text:span text:style-name="a997" text:class-names=""><text:s text:c="5"/></text:span><text:span text:style-name="a998" text:class-names="">Championnat</text:span><text:span text:style-name="a999" text:class-names=""><text:s text:c="5"/>Classement</text:span><text:span text:style-name="a1000" text:class-names=""><text:s text:c="5"/></text:span><text:span text:style-name="a1001" text:class-names="">Mon Compte</text:span><text:span text:style-name="a1002" text:class-names=""/></text:p>
          </draw:text-box>
          <svg:title/>
          <svg:desc/>
        </draw:frame>
        <draw:custom-shape svg:x="1.80163in" svg:y="1.05in" svg:width="9.68837in" svg:height="6.45in" draw:id="id119" draw:style-name="a1007" draw:name="Rectangle 16">
          <svg:title/>
          <svg:desc/>
          <text:p text:style-name="a1006" text:class-names="" text:cond-style-name=""><text:span text:style-name="a10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92503in" svg:y="1.05in" svg:width="0.67163in" svg:height="6.45in" draw:id="id120" draw:style-name="a1010" draw:name="Rectangle : coins arrondis 17">
          <svg:title/>
          <svg:desc/>
          <text:p text:style-name="a1009" text:class-names="" text:cond-style-name=""><text:span text:style-name="a100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1.7166in" svg:y="1.05in" svg:width="0.67163in" svg:height="6.45in" draw:id="id121" draw:style-name="a1013" draw:name="Rectangle : coins arrondis 18">
          <svg:title/>
          <svg:desc/>
          <text:p text:style-name="a1012" text:class-names="" text:cond-style-name=""><text:span text:style-name="a101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1.90216in" svg:y="1.44in" svg:width="1.69in" svg:height="2.59in" draw:id="id122" draw:style-name="a1016" draw:name="Rectangle : coins arrondis 19">
          <svg:title/>
          <svg:desc/>
          <text:p text:style-name="a1015" text:class-names="" text:cond-style-name=""><text:span text:style-name="a101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3.87859in" svg:y="1.43354in" svg:width="1.69in" svg:height="2.59in" draw:id="id123" draw:style-name="a1019" draw:name="Rectangle : coins arrondis 24">
          <svg:title/>
          <svg:desc/>
          <text:p text:style-name="a1018" text:class-names="" text:cond-style-name=""><text:span text:style-name="a101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5.85503in" svg:y="1.43354in" svg:width="1.69in" svg:height="2.59in" draw:id="id124" draw:style-name="a1022" draw:name="Rectangle : coins arrondis 25">
          <svg:title/>
          <svg:desc/>
          <text:p text:style-name="a1021" text:class-names="" text:cond-style-name=""><text:span text:style-name="a102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7.7981in" svg:y="1.43354in" svg:width="1.69in" svg:height="2.59in" draw:id="id125" draw:style-name="a1025" draw:name="Rectangle : coins arrondis 26">
          <svg:title/>
          <svg:desc/>
          <text:p text:style-name="a1024" text:class-names="" text:cond-style-name=""><text:span text:style-name="a102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9.74118in" svg:y="1.44in" svg:width="1.69in" svg:height="2.59in" draw:id="id126" draw:style-name="a1028" draw:name="Rectangle : coins arrondis 27">
          <svg:title/>
          <svg:desc/>
          <text:p text:style-name="a1027" text:class-names="" text:cond-style-name=""><text:span text:style-name="a102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6.5in" svg:y="3.58333in" svg:width="0.33333in" svg:height="0.33333in" draw:id="id127" draw:style-name="a1031" draw:name="AutoShape 2">
          <svg:title/>
          <svg:desc>Premier League Logo PNG, English Football Emblem, Transparent – PNG Download</svg:desc>
          <text:p text:style-name="a1030" text:class-names="" text:cond-style-name=""><text:span text:style-name="a10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8" draw:style-name="a1032" draw:name="Image 33" svg:x="1.9007in" svg:y="1.43354in" svg:width="1.69146in" svg:height="1.70643in" style:rel-width="scale" style:rel-height="scale">
          <draw:image xlink:href="media/image1.png" xlink:type="simple" xlink:show="embed" xlink:actuate="onLoad"/>
          <svg:title/>
          <svg:desc>Une image contenant dessin humoristique, clipart, Graphique, créativité

Le contenu généré par l’IA peut être incorrect.</svg:desc>
        </draw:frame>
        <draw:frame draw:id="id129" draw:style-name="a1033" draw:name="Image 35" svg:x="3.86602in" svg:y="1.44997in" svg:width="1.69in" svg:height="1.69in" style:rel-width="scale" style:rel-height="scale">
          <draw:image xlink:href="media/image2.png" xlink:type="simple" xlink:show="embed" xlink:actuate="onLoad"/>
          <svg:title/>
          <svg:desc>Une image contenant texte, Police, Graphique, logo

Le contenu généré par l’IA peut être incorrect.</svg:desc>
        </draw:frame>
        <draw:frame draw:id="id130" draw:style-name="a1034" draw:name="Image 37" svg:x="9.83962in" svg:y="1.43354in" svg:width="1.49312in" svg:height="1.70643in" style:rel-width="scale" style:rel-height="scale">
          <draw:image xlink:href="media/image3.png" xlink:type="simple" xlink:show="embed" xlink:actuate="onLoad"/>
          <svg:title/>
          <svg:desc>Une image contenant capture d’écran, Graphique, symbole, Police

Le contenu généré par l’IA peut être incorrect.</svg:desc>
        </draw:frame>
        <draw:frame draw:id="id131" draw:style-name="a1035" draw:name="Picture 14" svg:x="7.7981in" svg:y="1.44997in" svg:width="1.69in" svg:height="1.69in" style:rel-width="scale" style:rel-height="scale">
          <draw:image xlink:href="media/image4.png" xlink:type="simple" xlink:show="embed" xlink:actuate="onLoad"/>
          <svg:title/>
          <svg:desc/>
        </draw:frame>
        <draw:frame draw:id="id132" draw:style-name="a1036" draw:name="Picture 16" svg:x="6.25642in" svg:y="1.5293in" svg:width="0.88721in" svg:height="1.51492in" style:rel-width="scale" style:rel-height="scale">
          <draw:image xlink:href="media/image5.png" xlink:type="simple" xlink:show="embed" xlink:actuate="onLoad"/>
          <svg:title/>
          <svg:desc/>
        </draw:frame>
        <draw:frame draw:id="id133" draw:style-name="a1040" draw:name="ZoneTexte 39" svg:x="2.10033in" svg:y="3.08777in" svg:width="1.29365in" svg:height="0.70684in">
          <draw:text-box>
            <text:p text:style-name="a1039" text:class-names="" text:cond-style-name=""><text:span text:style-name="a1037" text:class-names="">Premier League</text:span><text:span text:style-name="a1038" text:class-names=""/></text:p>
          </draw:text-box>
          <svg:title/>
          <svg:desc/>
        </draw:frame>
        <draw:frame draw:id="id134" draw:style-name="a1044" draw:name="ZoneTexte 41" svg:x="4.07677in" svg:y="3.23924in" svg:width="1.29365in" svg:height="0.40391in">
          <draw:text-box>
            <text:p text:style-name="a1043" text:class-names="" text:cond-style-name=""><text:span text:style-name="a1041" text:class-names="">LaLiga</text:span><text:span text:style-name="a1042" text:class-names=""/></text:p>
          </draw:text-box>
          <svg:title/>
          <svg:desc/>
        </draw:frame>
        <draw:frame draw:id="id135" draw:style-name="a1049" draw:name="ZoneTexte 43" svg:x="6.01984in" svg:y="3.23924in" svg:width="1.29365in" svg:height="0.40391in">
          <draw:text-box>
            <text:p text:style-name="a1048" text:class-names="" text:cond-style-name=""><text:span text:style-name="a1045" text:class-names="">Serie</text:span><text:span text:style-name="a1046" text:class-names=""><text:s text:c="1"/>A</text:span><text:span text:style-name="a1047" text:class-names=""/></text:p>
          </draw:text-box>
          <svg:title/>
          <svg:desc/>
        </draw:frame>
        <draw:frame draw:id="id136" draw:style-name="a1054" draw:name="ZoneTexte 44" svg:x="7.79365in" svg:y="3.23924in" svg:width="1.69445in" svg:height="0.40391in">
          <draw:text-box>
            <text:p text:style-name="a1053" text:class-names="" text:cond-style-name=""><text:span text:style-name="a1050" text:class-names="">Bundeslig</text:span><text:span text:style-name="a1051" text:class-names="">a</text:span><text:span text:style-name="a1052" text:class-names=""/></text:p>
          </draw:text-box>
          <svg:title/>
          <svg:desc/>
        </draw:frame>
        <draw:frame draw:id="id137" draw:style-name="a1058" draw:name="ZoneTexte 45" svg:x="9.93935in" svg:y="3.23924in" svg:width="1.29365in" svg:height="0.40391in">
          <draw:text-box>
            <text:p text:style-name="a1057" text:class-names="" text:cond-style-name=""><text:span text:style-name="a1055" text:class-names="">Ligue 1</text:span><text:span text:style-name="a1056" text:class-names=""/></text:p>
          </draw:text-box>
          <svg:title/>
          <svg:desc/>
        </draw:frame>
        <draw:custom-shape svg:x="1.90216in" svg:y="4.24667in" svg:width="9.52902in" svg:height="0.699in" draw:id="id138" draw:style-name="a1061" draw:name="Rectangle : coins arrondis 46">
          <svg:title/>
          <svg:desc/>
          <text:p text:style-name="a1060" text:class-names="" text:cond-style-name=""><text:span text:style-name="a105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frame draw:id="id139" draw:style-name="a1062" draw:name="Picture 2" svg:x="2.33716in" svg:y="4.35563in" svg:width="0.81852in" svg:height="0.47952in" style:rel-width="scale" style:rel-height="scale">
          <draw:image xlink:href="media/image6.png" xlink:type="simple" xlink:show="embed" xlink:actuate="onLoad"/>
          <svg:title/>
          <svg:desc/>
        </draw:frame>
        <draw:frame draw:id="id140" draw:style-name="a1066" draw:name="ZoneTexte 49" svg:x="3.39398in" svg:y="4.39421in" svg:width="7.83902in" svg:height="0.40391in">
          <draw:text-box>
            <text:p text:style-name="a1065" text:class-names="" text:cond-style-name=""><text:span text:style-name="a1063" text:class-names="">Eredivisie</text:span><text:span text:style-name="a1064" text:class-names=""/></text:p>
          </draw:text-box>
          <svg:title/>
          <svg:desc/>
        </draw:frame>
        <draw:custom-shape svg:x="1.90216in" svg:y="5.17434in" svg:width="9.52902in" svg:height="0.699in" draw:id="id141" draw:style-name="a1069" draw:name="Rectangle : coins arrondis 50">
          <svg:title/>
          <svg:desc/>
          <text:p text:style-name="a1068" text:class-names="" text:cond-style-name=""><text:span text:style-name="a106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frame draw:id="id142" draw:style-name="a1073" draw:name="ZoneTexte 52" svg:x="3.39398in" svg:y="5.32188in" svg:width="7.83902in" svg:height="0.40391in">
          <draw:text-box>
            <text:p text:style-name="a1072" text:class-names="" text:cond-style-name=""><text:span text:style-name="a1070" text:class-names="">Liga Portugal</text:span><text:span text:style-name="a1071" text:class-names=""/></text:p>
          </draw:text-box>
          <svg:title/>
          <svg:desc/>
        </draw:frame>
        <draw:custom-shape svg:x="1.9007in" svg:y="6.1005in" svg:width="9.52902in" svg:height="0.699in" draw:id="id143" draw:style-name="a1076" draw:name="Rectangle : coins arrondis 53">
          <svg:title/>
          <svg:desc/>
          <text:p text:style-name="a1075" text:class-names="" text:cond-style-name=""><text:span text:style-name="a107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frame draw:id="id144" draw:style-name="a1080" draw:name="ZoneTexte 55" svg:x="3.45281in" svg:y="6.24805in" svg:width="7.83902in" svg:height="0.40391in">
          <draw:text-box>
            <text:p text:style-name="a1079" text:class-names="" text:cond-style-name=""><text:span text:style-name="a1077" text:class-names="">SüperLig</text:span><text:span text:style-name="a1078" text:class-names=""/></text:p>
          </draw:text-box>
          <svg:title/>
          <svg:desc/>
        </draw:frame>
        <draw:frame draw:id="id145" draw:style-name="a1081" draw:name="Picture 4" svg:x="2.51847in" svg:y="5.2399in" svg:width="0.45591in" svg:height="0.56636in" style:rel-width="scale" style:rel-height="scale">
          <draw:image xlink:href="media/image7.png" xlink:type="simple" xlink:show="embed" xlink:actuate="onLoad"/>
          <svg:title/>
          <svg:desc/>
        </draw:frame>
        <draw:frame draw:id="id146" draw:style-name="a1082" draw:name="Picture 6" svg:x="2.47888in" svg:y="6.16206in" svg:width="0.53508in" svg:height="0.57587in" style:rel-width="scale" style:rel-height="scale">
          <draw:image xlink:href="media/image8.png" xlink:type="simple" xlink:show="embed" xlink:actuate="onLoad"/>
          <svg:title/>
          <svg:desc>Championnat de Turquie de football — Wikipédia</svg:desc>
        </draw:frame>
        <draw:frame draw:id="id147" draw:style-name="a1083" draw:name="Picture 8" svg:x="10.3982in" svg:y="3.74734in" svg:width="0.37596in" svg:height="0.25068in" style:rel-width="scale" style:rel-height="scale">
          <draw:image xlink:href="media/image9.png" xlink:type="simple" xlink:show="embed" xlink:actuate="onLoad"/>
          <svg:title/>
          <svg:desc/>
        </draw:frame>
        <draw:frame draw:id="id148" draw:style-name="a1084" draw:name="Picture 10" svg:x="8.42376in" svg:y="3.74226in" svg:width="0.41336in" svg:height="0.24802in" style:rel-width="scale" style:rel-height="scale">
          <draw:image xlink:href="media/image10.png" xlink:type="simple" xlink:show="embed" xlink:actuate="onLoad"/>
          <svg:title/>
          <svg:desc>Drapeau de l'Allemagne — Wikipédia</svg:desc>
        </draw:frame>
        <draw:frame draw:id="id149" draw:style-name="a1085" draw:name="Picture 12" svg:x="6.50559in" svg:y="3.74226in" svg:width="0.38887in" svg:height="0.25976in" style:rel-width="scale" style:rel-height="scale">
          <draw:image xlink:href="media/image11.png" xlink:type="simple" xlink:show="embed" xlink:actuate="onLoad"/>
          <svg:title/>
          <svg:desc>Drapeau de l'Italie — Wikipédia</svg:desc>
        </draw:frame>
        <draw:frame draw:id="id150" draw:style-name="a1086" draw:name="Picture 14" svg:x="4.54981in" svg:y="3.77321in" svg:width="0.34757in" svg:height="0.23175in" style:rel-width="scale" style:rel-height="scale">
          <draw:image xlink:href="media/image12.png" xlink:type="simple" xlink:show="embed" xlink:actuate="onLoad"/>
          <svg:title/>
          <svg:desc/>
        </draw:frame>
        <draw:frame draw:id="id151" draw:style-name="a1087" draw:name="Picture 16" svg:x="2.55625in" svg:y="3.79393in" svg:width="0.36177in" svg:height="0.21706in" style:rel-width="scale" style:rel-height="scale">
          <draw:image xlink:href="media/image13.png" xlink:type="simple" xlink:show="embed" xlink:actuate="onLoad"/>
          <svg:title/>
          <svg:desc>Drapeau de l'Angleterre — Wikipédia</svg:desc>
        </draw:frame>
        <draw:frame draw:id="id152" draw:style-name="a1088" draw:name="Image 1026" svg:x="10.49829in" svg:y="4.33644in" svg:width="0.76413in" svg:height="0.50942in" style:rel-width="scale" style:rel-height="scale">
          <draw:image xlink:href="media/image14.png" xlink:type="simple" xlink:show="embed" xlink:actuate="onLoad"/>
          <svg:title/>
          <svg:desc/>
        </draw:frame>
        <draw:frame draw:id="id153" draw:style-name="a1089" draw:name="Picture 22" svg:x="10.50543in" svg:y="5.27566in" svg:width="0.75698in" svg:height="0.50473in" style:rel-width="scale" style:rel-height="scale">
          <draw:image xlink:href="media/image15.png" xlink:type="simple" xlink:show="embed" xlink:actuate="onLoad"/>
          <svg:title/>
          <svg:desc/>
        </draw:frame>
        <draw:frame draw:id="id154" draw:style-name="a1090" draw:name="Picture 24" svg:x="10.50745in" svg:y="6.20333in" svg:width="0.7534in" svg:height="0.50227in" style:rel-width="scale" style:rel-height="scale">
          <draw:image xlink:href="media/image16.png" xlink:type="simple" xlink:show="embed" xlink:actuate="onLoad"/>
          <svg:title/>
          <svg:desc>Drapeau de la Turquie — Wikipédia</svg:desc>
        </draw:frame>
      </draw:page>
      <draw:page draw:name="Slide4" draw:style-name="a1091" draw:master-page-name="Master1-Layout7-blank-Vide" presentation:presentation-page-layout-name="Master1-PPL7" draw:id="Slide-259">
        <draw:custom-shape svg:x="0in" svg:y="0in" svg:width="13.33333in" svg:height="7.5in" draw:id="id155" draw:style-name="a1094" draw:name="Rectangle 3">
          <svg:title/>
          <svg:desc/>
          <text:p text:style-name="a1093" text:class-names="" text:cond-style-name=""><text:span text:style-name="a10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0.72in" draw:id="id156" draw:style-name="a1097" draw:name="Rectangle 4">
          <svg:title/>
          <svg:desc/>
          <text:p text:style-name="a1096" text:class-names="" text:cond-style-name=""><text:span text:style-name="a10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7" draw:style-name="a1102" draw:name="ZoneTexte 6" svg:x="0in" svg:y="0.15789in" svg:width="1.7166in" svg:height="0.43757in">
          <draw:text-box>
            <text:p text:style-name="a1101" text:class-names="" text:cond-style-name=""><text:span text:style-name="a1098" text:class-names="">Footastiqu</text:span><text:span text:style-name="a1099" text:class-names="">e</text:span><text:span text:style-name="a1100" text:class-names=""/></text:p>
          </draw:text-box>
          <svg:title/>
          <svg:desc/>
        </draw:frame>
        <draw:custom-shape svg:x="11.8in" svg:y="0.135in" svg:width="1.33in" svg:height="0.45in" draw:id="id158" draw:style-name="a1108" draw:name="Rectangle : coins arrondis 7">
          <svg:title/>
          <svg:desc/>
          <text:p text:style-name="a1107" text:class-names="" text:cond-style-name=""><text:span text:style-name="a1103" text:class-names="">Re</text:span><text:span text:style-name="a1104" text:class-names="">c</text:span><text:span text:style-name="a1105" text:class-names="">hercher</text:span><text:span text:style-name="a110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8.36in" svg:y="0.15789in" svg:width="3.23667in" svg:height="0.42711in" draw:id="id159" draw:style-name="a1111" draw:name="Rectangle : coins arrondis 8">
          <svg:title/>
          <svg:desc/>
          <text:p text:style-name="a1110" text:class-names="" text:cond-style-name=""><text:span text:style-name="a110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frame draw:id="id160" draw:style-name="a1124" draw:name="ZoneTexte 9" svg:x="1.80163in" svg:y="0.21998in" svg:width="6.3434in" svg:height="0.30293in">
          <draw:text-box>
            <text:p text:style-name="a1123" text:class-names="" text:cond-style-name=""><text:span text:style-name="a1112" text:class-names="">Accueil</text:span><text:span text:style-name="a1113" text:class-names=""><text:s text:c="3"/></text:span><text:span text:style-name="a1114" text:class-names=""><text:s text:c="2"/></text:span><text:span text:style-name="a1115" text:class-names="">Match</text:span><text:span text:style-name="a1116" text:class-names=""><text:s text:c="5"/></text:span><text:span text:style-name="a1117" text:class-names="">Championnat</text:span><text:span text:style-name="a1118" text:class-names=""><text:s text:c="5"/></text:span><text:span text:style-name="a1119" text:class-names="">Classement</text:span><text:span text:style-name="a1120" text:class-names=""><text:s text:c="5"/></text:span><text:span text:style-name="a1121" text:class-names="">Mon Compte</text:span><text:span text:style-name="a1122" text:class-names=""/></text:p>
          </draw:text-box>
          <svg:title/>
          <svg:desc/>
        </draw:frame>
        <draw:custom-shape svg:x="1.80163in" svg:y="1.05in" svg:width="9.68837in" svg:height="6.45in" draw:id="id161" draw:style-name="a1127" draw:name="Rectangle 1">
          <svg:title/>
          <svg:desc/>
          <text:p text:style-name="a1126" text:class-names="" text:cond-style-name=""><text:span text:style-name="a11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92503in" svg:y="1.05in" svg:width="0.67163in" svg:height="6.45in" draw:id="id162" draw:style-name="a1130" draw:name="Rectangle : coins arrondis 2">
          <svg:title/>
          <svg:desc/>
          <text:p text:style-name="a1129" text:class-names="" text:cond-style-name=""><text:span text:style-name="a112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1.7166in" svg:y="1.05in" svg:width="0.67163in" svg:height="6.45in" draw:id="id163" draw:style-name="a1133" draw:name="Rectangle : coins arrondis 5">
          <svg:title/>
          <svg:desc/>
          <text:p text:style-name="a1132" text:class-names="" text:cond-style-name=""><text:span text:style-name="a113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</draw:page>
      <draw:page draw:name="Slide5" draw:style-name="a1134" draw:master-page-name="Master1-Layout7-blank-Vide" presentation:presentation-page-layout-name="Master1-PPL7" draw:id="Slide-260">
        <draw:custom-shape svg:x="0in" svg:y="0in" svg:width="13.33333in" svg:height="7.5in" draw:id="id164" draw:style-name="a1137" draw:name="Rectangle 3">
          <svg:title/>
          <svg:desc/>
          <text:p text:style-name="a1136" text:class-names="" text:cond-style-name=""><text:span text:style-name="a11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0.72in" draw:id="id165" draw:style-name="a1140" draw:name="Rectangle 4">
          <svg:title/>
          <svg:desc/>
          <text:p text:style-name="a1139" text:class-names="" text:cond-style-name=""><text:span text:style-name="a11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6" draw:style-name="a1145" draw:name="ZoneTexte 6" svg:x="0in" svg:y="0.15789in" svg:width="1.7166in" svg:height="0.43757in">
          <draw:text-box>
            <text:p text:style-name="a1144" text:class-names="" text:cond-style-name=""><text:span text:style-name="a1141" text:class-names="">Footastiqu</text:span><text:span text:style-name="a1142" text:class-names="">e</text:span><text:span text:style-name="a1143" text:class-names=""/></text:p>
          </draw:text-box>
          <svg:title/>
          <svg:desc/>
        </draw:frame>
        <draw:custom-shape svg:x="11.8in" svg:y="0.135in" svg:width="1.33in" svg:height="0.45in" draw:id="id167" draw:style-name="a1151" draw:name="Rectangle : coins arrondis 7">
          <svg:title/>
          <svg:desc/>
          <text:p text:style-name="a1150" text:class-names="" text:cond-style-name=""><text:span text:style-name="a1146" text:class-names="">Re</text:span><text:span text:style-name="a1147" text:class-names="">c</text:span><text:span text:style-name="a1148" text:class-names="">hercher</text:span><text:span text:style-name="a114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8.36in" svg:y="0.15789in" svg:width="3.23667in" svg:height="0.42711in" draw:id="id168" draw:style-name="a1154" draw:name="Rectangle : coins arrondis 8">
          <svg:title/>
          <svg:desc/>
          <text:p text:style-name="a1153" text:class-names="" text:cond-style-name=""><text:span text:style-name="a115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frame draw:id="id169" draw:style-name="a1165" draw:name="ZoneTexte 9" svg:x="1.80163in" svg:y="0.21998in" svg:width="6.3434in" svg:height="0.30293in">
          <draw:text-box>
            <text:p text:style-name="a1164" text:class-names="" text:cond-style-name=""><text:span text:style-name="a1155" text:class-names="">Accueil</text:span><text:span text:style-name="a1156" text:class-names=""><text:s text:c="3"/></text:span><text:span text:style-name="a1157" text:class-names=""><text:s text:c="2"/></text:span><text:span text:style-name="a1158" text:class-names="">Match</text:span><text:span text:style-name="a1159" text:class-names=""><text:s text:c="5"/>Championnat <text:s text:c="4"/>Classement</text:span><text:span text:style-name="a1160" text:class-names=""><text:s text:c="5"/></text:span><text:span text:style-name="a1161" text:class-names="">Mon</text:span><text:span text:style-name="a1162" text:class-names=""><text:s text:c="1"/></text:span><text:span text:style-name="a1163" text:class-names="">Compte</text:span></text:p>
          </draw:text-box>
          <svg:title/>
          <svg:desc/>
        </draw:frame>
        <draw:custom-shape svg:x="1.80163in" svg:y="1.05in" svg:width="9.68837in" svg:height="6.45in" draw:id="id170" draw:style-name="a1168" draw:name="Rectangle 1">
          <svg:title/>
          <svg:desc/>
          <text:p text:style-name="a1167" text:class-names="" text:cond-style-name=""><text:span text:style-name="a116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92503in" svg:y="1.05in" svg:width="0.67163in" svg:height="6.45in" draw:id="id171" draw:style-name="a1171" draw:name="Rectangle : coins arrondis 2">
          <svg:title/>
          <svg:desc/>
          <text:p text:style-name="a1170" text:class-names="" text:cond-style-name=""><text:span text:style-name="a116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1.7166in" svg:y="1.05in" svg:width="0.67163in" svg:height="6.45in" draw:id="id172" draw:style-name="a1174" draw:name="Rectangle : coins arrondis 5">
          <svg:title/>
          <svg:desc/>
          <text:p text:style-name="a1173" text:class-names="" text:cond-style-name=""><text:span text:style-name="a117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6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7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4" draw:name="Espace réservé du titre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Espace réservé du texte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z pour 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Espace réservé de la date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Espace réservé du pied de page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Espace réservé du numéro de diapositive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  <presentation:notes style:page-layout-name="pageLayout2" draw:style-name="a66">
        <draw:frame draw:id="id5" presentation:style-name="a36" draw:name="Espace réservé de l'en-tête 1" svg:x="0in" svg:y="0in" svg:width="3.25in" svg:height="0.50174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6" presentation:style-name="a41" draw:name="Espace réservé de la date 2" svg:x="4.24826in" svg:y="0in" svg:width="3.25in" svg:height="0.50174in" presentation:class="date-time" presentation:placeholder="false">
          <draw:text-box>
            <text:p text:style-name="a40" text:class-names="" text:cond-style-name=""><text:span text:style-name="a37" text:class-names=""><text:date text:fixed="false" style:data-style-name="a38"/></text:span><text:span text:style-name="a3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" draw:name="Espace réservé de l'image des diapositives 3">
          <svg:title/>
          <svg:desc/>
        </draw:page-thumbnail>
        <draw:frame draw:id="id8" presentation:style-name="a58" draw:name="Espace réservé des notes 4" svg:x="0.75in" svg:y="4.8125in" svg:width="6in" svg:height="3.9375in" presentation:class="notes" presentation:placeholder="false">
          <draw:text-box>
            <text:p text:style-name="a44" text:class-names="" text:cond-style-name=""><text:span text:style-name="a43" text:class-names="">Cliquez pour modifier les styles du texte du masque</text:span></text:p>
            <text:list text:style-name="a47">
              <text:list-item>
                <text:list text:style-name="a47">
                  <text:list-item>
                    <text:p text:style-name="a46" text:class-names="" text:cond-style-name=""><text:span text:style-name="a45" text:class-names="">Deuxième niveau</text:span></text:p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p text:style-name="a49" text:class-names="" text:cond-style-name=""><text:span text:style-name="a4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p text:style-name="a52" text:class-names="" text:cond-style-name=""><text:span text:style-name="a5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list text:style-name="a57">
                              <text:list-item>
                                <text:p text:style-name="a56" text:class-names="" text:cond-style-name=""><text:span text:style-name="a54" text:class-names="">Cinquième niveau</text:span><text:span text:style-name="a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" draw:name="Espace réservé du pied de page 5" svg:x="0in" svg:y="9.49826in" svg:width="3.25in" svg:height="0.50174in" presentation:class="foot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10" presentation:style-name="a65" draw:name="Espace réservé du numéro de diapositive 6" svg:x="4.24826in" svg:y="9.49826in" svg:width="3.25in" svg:height="0.50174in" presentation:class="page-number" presentation:placeholder="false">
          <draw:text-box>
  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67">
      <draw:frame draw:id="id11" presentation:style-name="a71" draw:name="Titre 1" svg:x="1.66667in" svg:y="1.22743in" svg:width="10in" svg:height="2.61111in" presentation:class="title" presentation:placeholder="false">
        <draw:text-box>
          <text:p text:style-name="a70" text:class-names="" text:cond-style-name=""><text:span text:style-name="a68" text:class-names="">Modifiez le style du titre</text:span><text:span text:style-name="a69" text:class-names=""/></text:p>
        </draw:text-box>
        <svg:title/>
        <svg:desc/>
      </draw:frame>
      <draw:frame draw:id="id12" presentation:style-name="a75" draw:name="Sous-titre 2" svg:x="1.66667in" svg:y="3.93924in" svg:width="10in" svg:height="1.81076in" presentation:class="subtitle" presentation:placeholder="false">
        <draw:text-box>
          <text:p text:style-name="a74" text:class-names="" text:cond-style-name=""><text:span text:style-name="a72" text:class-names="">Modifiez le style des sous-titres du masque</text:span><text:span text:style-name="a73" text:class-names=""/></text:p>
        </draw:text-box>
        <svg:title/>
        <svg:desc/>
      </draw:frame>
      <draw:frame draw:id="id13" presentation:style-name="a80" draw:name="Espace réservé de la date 3" svg:x="0.91667in" svg:y="6.95139in" svg:width="3in" svg:height="0.39931in" presentation:class="date-time" presentation:placeholder="false">
        <draw:text-box>
          <text:p text:style-name="a79" text:class-names="" text:cond-style-name=""><text:span text:style-name="a76" text:class-names=""><text:date text:fixed="false" style:data-style-name="a77"/></text:span><text:span text:style-name="a78" text:class-names=""/></text:p>
        </draw:text-box>
        <svg:title/>
        <svg:desc/>
      </draw:frame>
      <draw:frame draw:id="id14" presentation:style-name="a83" draw:name="Espace réservé du pied de page 4" svg:x="4.41667in" svg:y="6.95139in" svg:width="4.5in" svg:height="0.39931in" presentation:class="footer" presentation:placeholder="false">
        <draw:text-box>
          <text:p text:style-name="a82" text:class-names="" text:cond-style-name=""><text:span text:style-name="a81" text:class-names=""/></text:p>
        </draw:text-box>
        <svg:title/>
        <svg:desc/>
      </draw:frame>
      <draw:frame draw:id="id15" presentation:style-name="a87" draw:name="Espace réservé du numéro de diapositive 5" svg:x="9.41667in" svg:y="6.95139in" svg:width="3in" svg:height="0.39931in" presentation:class="page-number" presentation:placeholder="false">
        <draw:text-box>
          <text:p text:style-name="a86" text:class-names="" text:cond-style-name=""><text:span text:style-name="a84" text:class-names=""><text:page-number style:num-format="1" text:fixed="false"/></text:span><text:span text:style-name="a85" text:class-names=""/></text:p>
        </draw:text-box>
        <svg:title/>
        <svg:desc/>
      </draw:frame>
      <presentation:notes style:page-layout-name="pageLayout2" draw:style-name="a120">
        <draw:frame draw:id="id5" presentation:style-name="a90" draw:name="Espace réservé de l'en-tête 1" svg:x="0in" svg:y="0in" svg:width="3.25in" svg:height="0.50174in" presentation:class="header" presentation:placeholder="false">
          <draw:text-box>
            <text:p text:style-name="a89" text:class-names="" text:cond-style-name=""><text:span text:style-name="a88" text:class-names=""/></text:p>
          </draw:text-box>
          <svg:title/>
          <svg:desc/>
        </draw:frame>
        <draw:frame draw:id="id6" presentation:style-name="a95" draw:name="Espace réservé de la date 2" svg:x="4.24826in" svg:y="0in" svg:width="3.25in" svg:height="0.50174in" presentation:class="date-time" presentation:placeholder="false">
          <draw:text-box>
            <text:p text:style-name="a94" text:class-names="" text:cond-style-name=""><text:span text:style-name="a91" text:class-names=""><text:date text:fixed="false" style:data-style-name="a92"/></text:span><text:span text:style-name="a9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6" draw:name="Espace réservé de l'image des diapositives 3">
          <svg:title/>
          <svg:desc/>
        </draw:page-thumbnail>
        <draw:frame draw:id="id8" presentation:style-name="a112" draw:name="Espace réservé des notes 4" svg:x="0.75in" svg:y="4.8125in" svg:width="6in" svg:height="3.9375in" presentation:class="notes" presentation:placeholder="false">
          <draw:text-box>
            <text:p text:style-name="a98" text:class-names="" text:cond-style-name=""><text:span text:style-name="a97" text:class-names="">Cliquez pour modifier les styles du texte du masque</text:span></text:p>
            <text:list text:style-name="a101">
              <text:list-item>
                <text:list text:style-name="a101">
                  <text:list-item>
                    <text:p text:style-name="a100" text:class-names="" text:cond-style-name=""><text:span text:style-name="a99" text:class-names="">Deuxième niveau</text:span></text:p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p text:style-name="a103" text:class-names="" text:cond-style-name=""><text:span text:style-name="a10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list text:style-name="a107">
                          <text:list-item>
                            <text:p text:style-name="a106" text:class-names="" text:cond-style-name=""><text:span text:style-name="a10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list text:style-name="a111">
                          <text:list-item>
                            <text:list text:style-name="a111">
                              <text:list-item>
                                <text:p text:style-name="a110" text:class-names="" text:cond-style-name=""><text:span text:style-name="a108" text:class-names="">Cinquième niveau</text:span><text:span text:style-name="a10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5" draw:name="Espace réservé du pied de page 5" svg:x="0in" svg:y="9.49826in" svg:width="3.25in" svg:height="0.50174in" presentation:class="footer" presentation:placeholder="false">
          <draw:text-box>
            <text:p text:style-name="a114" text:class-names="" text:cond-style-name=""><text:span text:style-name="a113" text:class-names=""/></text:p>
          </draw:text-box>
          <svg:title/>
          <svg:desc/>
        </draw:frame>
        <draw:frame draw:id="id10" presentation:style-name="a119" draw:name="Espace réservé du numéro de diapositive 6" svg:x="4.24826in" svg:y="9.49826in" svg:width="3.25in" svg:height="0.50174in" presentation:class="page-number" presentation:placeholder="false">
          <draw:text-box>
            <text:p text:style-name="a118" text:class-names="" text:cond-style-name=""><text:span text:style-name="a116" text:class-names=""><text:page-number style:num-format="1" text:fixed="false"/></text:span><text:span text:style-name="a117" text:class-names=""/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21">
      <draw:frame draw:id="id16" presentation:style-name="a125" draw:name="Titre 1" svg:x="0.91667in" svg:y="0.39931in" svg:width="11.5in" svg:height="1.44965in" presentation:class="title" presentation:placeholder="false">
        <draw:text-box>
          <text:p text:style-name="a124" text:class-names="" text:cond-style-name=""><text:span text:style-name="a122" text:class-names="">Modifiez le style du titre</text:span><text:span text:style-name="a123" text:class-names=""/></text:p>
        </draw:text-box>
        <svg:title/>
        <svg:desc/>
      </draw:frame>
      <draw:frame draw:id="id17" presentation:style-name="a142" draw:name="Espace réservé du contenu 2" svg:x="0.91667in" svg:y="1.99653in" svg:width="11.5in" svg:height="4.75868in" presentation:class="object" presentation:placeholder="false">
        <draw:text-box>
          <text:list text:style-name="a128">
            <text:list-item>
              <text:p text:style-name="a127" text:class-names="" text:cond-style-name=""><text:span text:style-name="a126" text:class-names="">Cliquez pour modifier les styles du texte du masque</text:span></text:p>
            </text:list-item>
          </text:list>
          <text:list text:style-name="a131">
            <text:list-item>
              <text:list text:style-name="a131">
                <text:list-item>
                  <text:p text:style-name="a130" text:class-names="" text:cond-style-name=""><text:span text:style-name="a129" text:class-names="">Deuxième niveau</text:span></text:p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p text:style-name="a133" text:class-names="" text:cond-style-name=""><text:span text:style-name="a13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p text:style-name="a136" text:class-names="" text:cond-style-name=""><text:span text:style-name="a13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list text:style-name="a141">
                            <text:list-item>
                              <text:p text:style-name="a140" text:class-names="" text:cond-style-name=""><text:span text:style-name="a138" text:class-names="">Cinquième niveau</text:span><text:span text:style-name="a1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7" draw:name="Espace réservé de la date 3" svg:x="0.91667in" svg:y="6.95139in" svg:width="3in" svg:height="0.39931in" presentation:class="date-time" presentation:placeholder="false">
        <draw:text-box>
          <text:p text:style-name="a146" text:class-names="" text:cond-style-name=""><text:span text:style-name="a143" text:class-names=""><text:date text:fixed="false" style:data-style-name="a144"/></text:span><text:span text:style-name="a145" text:class-names=""/></text:p>
        </draw:text-box>
        <svg:title/>
        <svg:desc/>
      </draw:frame>
      <draw:frame draw:id="id19" presentation:style-name="a150" draw:name="Espace réservé du pied de page 4" svg:x="4.41667in" svg:y="6.95139in" svg:width="4.5in" svg:height="0.39931in" presentation:class="footer" presentation:placeholder="false">
        <draw:text-box>
          <text:p text:style-name="a149" text:class-names="" text:cond-style-name=""><text:span text:style-name="a148" text:class-names=""/></text:p>
        </draw:text-box>
        <svg:title/>
        <svg:desc/>
      </draw:frame>
      <draw:frame draw:id="id20" presentation:style-name="a154" draw:name="Espace réservé du numéro de diapositive 5" svg:x="9.41667in" svg:y="6.95139in" svg:width="3in" svg:height="0.39931in" presentation:class="page-number" presentation:placeholder="false">
        <draw:text-box>
          <text:p text:style-name="a153" text:class-names="" text:cond-style-name=""><text:span text:style-name="a151" text:class-names=""><text:page-number style:num-format="1" text:fixed="false"/></text:span><text:span text:style-name="a152" text:class-names=""/></text:p>
        </draw:text-box>
        <svg:title/>
        <svg:desc/>
      </draw:frame>
      <presentation:notes style:page-layout-name="pageLayout2" draw:style-name="a187">
        <draw:frame draw:id="id5" presentation:style-name="a157" draw:name="Espace réservé de l'en-tête 1" svg:x="0in" svg:y="0in" svg:width="3.25in" svg:height="0.50174in" presentation:class="header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6" presentation:style-name="a162" draw:name="Espace réservé de la date 2" svg:x="4.24826in" svg:y="0in" svg:width="3.25in" svg:height="0.50174in" presentation:class="date-time" presentation:placeholder="false">
          <draw:text-box>
            <text:p text:style-name="a161" text:class-names="" text:cond-style-name=""><text:span text:style-name="a158" text:class-names=""><text:date text:fixed="false" style:data-style-name="a159"/></text:span><text:span text:style-name="a16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63" draw:name="Espace réservé de l'image des diapositives 3">
          <svg:title/>
          <svg:desc/>
        </draw:page-thumbnail>
        <draw:frame draw:id="id8" presentation:style-name="a179" draw:name="Espace réservé des notes 4" svg:x="0.75in" svg:y="4.8125in" svg:width="6in" svg:height="3.9375in" presentation:class="notes" presentation:placeholder="false">
          <draw:text-box>
            <text:p text:style-name="a165" text:class-names="" text:cond-style-name=""><text:span text:style-name="a164" text:class-names="">Cliquez pour modifier les styles du texte du masque</text:span></text:p>
            <text:list text:style-name="a168">
              <text:list-item>
                <text:list text:style-name="a168">
                  <text:list-item>
                    <text:p text:style-name="a167" text:class-names="" text:cond-style-name=""><text:span text:style-name="a166" text:class-names="">Deuxième niveau</text:span></text:p>
                  </text:list-item>
                </text:list>
              </text:list-item>
            </text:list>
            <text:list text:style-name="a171">
              <text:list-item>
                <text:list text:style-name="a171">
                  <text:list-item>
                    <text:list text:style-name="a171">
                      <text:list-item>
                        <text:p text:style-name="a170" text:class-names="" text:cond-style-name=""><text:span text:style-name="a16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74">
              <text:list-item>
                <text:list text:style-name="a174">
                  <text:list-item>
                    <text:list text:style-name="a174">
                      <text:list-item>
                        <text:list text:style-name="a174">
                          <text:list-item>
                            <text:p text:style-name="a173" text:class-names="" text:cond-style-name=""><text:span text:style-name="a17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8">
              <text:list-item>
                <text:list text:style-name="a178">
                  <text:list-item>
                    <text:list text:style-name="a178">
                      <text:list-item>
                        <text:list text:style-name="a178">
                          <text:list-item>
                            <text:list text:style-name="a178">
                              <text:list-item>
                                <text:p text:style-name="a177" text:class-names="" text:cond-style-name=""><text:span text:style-name="a175" text:class-names="">Cinquième niveau</text:span><text:span text:style-name="a17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82" draw:name="Espace réservé du pied de page 5" svg:x="0in" svg:y="9.49826in" svg:width="3.25in" svg:height="0.50174in" presentation:class="footer" presentation:placeholder="false">
          <draw:text-box>
            <text:p text:style-name="a181" text:class-names="" text:cond-style-name=""><text:span text:style-name="a180" text:class-names=""/></text:p>
          </draw:text-box>
          <svg:title/>
          <svg:desc/>
        </draw:frame>
        <draw:frame draw:id="id10" presentation:style-name="a186" draw:name="Espace réservé du numéro de diapositive 6" svg:x="4.24826in" svg:y="9.49826in" svg:width="3.25in" svg:height="0.50174in" presentation:class="page-number" presentation:placeholder="false">
          <draw:text-box>
            <text:p text:style-name="a185" text:class-names="" text:cond-style-name=""><text:span text:style-name="a183" text:class-names=""><text:page-number style:num-format="1" text:fixed="false"/></text:span><text:span text:style-name="a184" text:class-names=""/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88">
      <draw:frame draw:id="id21" presentation:style-name="a192" draw:name="Titre 1" svg:x="0.90972in" svg:y="1.86979in" svg:width="11.5in" svg:height="3.11979in" presentation:class="title" presentation:placeholder="false">
        <draw:text-box>
          <text:p text:style-name="a191" text:class-names="" text:cond-style-name=""><text:span text:style-name="a189" text:class-names="">Modifiez le style du titre</text:span><text:span text:style-name="a190" text:class-names=""/></text:p>
        </draw:text-box>
        <svg:title/>
        <svg:desc/>
      </draw:frame>
      <draw:frame draw:id="id22" presentation:style-name="a196" draw:name="Espace réservé du texte 2" svg:x="0.90972in" svg:y="5.0191in" svg:width="11.5in" svg:height="1.64062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Cliquez pour modifier les styles du texte du masque</text:span></text:p>
            </text:list-item>
          </text:list>
        </draw:text-box>
        <svg:title/>
        <svg:desc/>
      </draw:frame>
      <draw:frame draw:id="id23" presentation:style-name="a201" draw:name="Espace réservé de la date 3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7" text:class-names=""><text:date text:fixed="false" style:data-style-name="a198"/></text:span><text:span text:style-name="a199" text:class-names=""/></text:p>
        </draw:text-box>
        <svg:title/>
        <svg:desc/>
      </draw:frame>
      <draw:frame draw:id="id24" presentation:style-name="a204" draw:name="Espace réservé du pied de page 4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25" presentation:style-name="a208" draw:name="Espace réservé du numéro de diapositive 5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5" text:class-names=""><text:page-number style:num-format="1" text:fixed="false"/></text:span><text:span text:style-name="a206" text:class-names=""/></text:p>
        </draw:text-box>
        <svg:title/>
        <svg:desc/>
      </draw:frame>
      <presentation:notes style:page-layout-name="pageLayout2" draw:style-name="a241">
        <draw:frame draw:id="id5" presentation:style-name="a211" draw:name="Espace réservé de l'en-tête 1" svg:x="0in" svg:y="0in" svg:width="3.25in" svg:height="0.50174in" presentation:class="header" presentation:placeholder="false">
          <draw:text-box>
            <text:p text:style-name="a210" text:class-names="" text:cond-style-name=""><text:span text:style-name="a209" text:class-names=""/></text:p>
          </draw:text-box>
          <svg:title/>
          <svg:desc/>
        </draw:frame>
        <draw:frame draw:id="id6" presentation:style-name="a216" draw:name="Espace réservé de la date 2" svg:x="4.24826in" svg:y="0in" svg:width="3.25in" svg:height="0.50174in" presentation:class="date-time" presentation:placeholder="false">
          <draw:text-box>
            <text:p text:style-name="a215" text:class-names="" text:cond-style-name=""><text:span text:style-name="a212" text:class-names=""><text:date text:fixed="false" style:data-style-name="a213"/></text:span><text:span text:style-name="a21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17" draw:name="Espace réservé de l'image des diapositives 3">
          <svg:title/>
          <svg:desc/>
        </draw:page-thumbnail>
        <draw:frame draw:id="id8" presentation:style-name="a233" draw:name="Espace réservé des notes 4" svg:x="0.75in" svg:y="4.8125in" svg:width="6in" svg:height="3.9375in" presentation:class="notes" presentation:placeholder="false">
          <draw:text-box>
            <text:p text:style-name="a219" text:class-names="" text:cond-style-name=""><text:span text:style-name="a218" text:class-names="">Cliquez pour modifier les styles du texte du masque</text:span></text:p>
            <text:list text:style-name="a222">
              <text:list-item>
                <text:list text:style-name="a222">
                  <text:list-item>
                    <text:p text:style-name="a221" text:class-names="" text:cond-style-name=""><text:span text:style-name="a220" text:class-names="">Deuxième niveau</text:span></text:p>
                  </text:list-item>
                </text:list>
              </text:list-item>
            </text:list>
            <text:list text:style-name="a225">
              <text:list-item>
                <text:list text:style-name="a225">
                  <text:list-item>
                    <text:list text:style-name="a225">
                      <text:list-item>
                        <text:p text:style-name="a224" text:class-names="" text:cond-style-name=""><text:span text:style-name="a22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28">
              <text:list-item>
                <text:list text:style-name="a228">
                  <text:list-item>
                    <text:list text:style-name="a228">
                      <text:list-item>
                        <text:list text:style-name="a228">
                          <text:list-item>
                            <text:p text:style-name="a227" text:class-names="" text:cond-style-name=""><text:span text:style-name="a22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2">
              <text:list-item>
                <text:list text:style-name="a232">
                  <text:list-item>
                    <text:list text:style-name="a232">
                      <text:list-item>
                        <text:list text:style-name="a232">
                          <text:list-item>
                            <text:list text:style-name="a232">
                              <text:list-item>
                                <text:p text:style-name="a231" text:class-names="" text:cond-style-name=""><text:span text:style-name="a229" text:class-names="">Cinquième niveau</text:span><text:span text:style-name="a2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36" draw:name="Espace réservé du pied de page 5" svg:x="0in" svg:y="9.49826in" svg:width="3.25in" svg:height="0.50174in" presentation:class="footer" presentation:placeholder="false">
          <draw:text-box>
            <text:p text:style-name="a235" text:class-names="" text:cond-style-name=""><text:span text:style-name="a234" text:class-names=""/></text:p>
          </draw:text-box>
          <svg:title/>
          <svg:desc/>
        </draw:frame>
        <draw:frame draw:id="id10" presentation:style-name="a240" draw:name="Espace réservé du numéro de diapositive 6" svg:x="4.24826in" svg:y="9.49826in" svg:width="3.25in" svg:height="0.50174in" presentation:class="page-number" presentation:placeholder="false">
          <draw:text-box>
            <text:p text:style-name="a239" text:class-names="" text:cond-style-name=""><text:span text:style-name="a237" text:class-names=""><text:page-number style:num-format="1" text:fixed="false"/></text:span><text:span text:style-name="a238" text:class-names=""/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42">
      <draw:frame draw:id="id26" presentation:style-name="a246" draw:name="Titre 1" svg:x="0.91667in" svg:y="0.39931in" svg:width="11.5in" svg:height="1.44965in" presentation:class="title" presentation:placeholder="false">
        <draw:text-box>
          <text:p text:style-name="a245" text:class-names="" text:cond-style-name=""><text:span text:style-name="a243" text:class-names="">Modifiez le style du titre</text:span><text:span text:style-name="a244" text:class-names=""/></text:p>
        </draw:text-box>
        <svg:title/>
        <svg:desc/>
      </draw:frame>
      <draw:frame draw:id="id27" presentation:style-name="a263" draw:name="Espace réservé du contenu 2" svg:x="0.91667in" svg:y="1.99653in" svg:width="5.66667in" svg:height="4.75868in" presentation:class="object" presentation:placeholder="false">
        <draw:text-box>
          <text:list text:style-name="a249">
            <text:list-item>
              <text:p text:style-name="a248" text:class-names="" text:cond-style-name=""><text:span text:style-name="a247" text:class-names="">Cliquez pour modifier les styles du texte du masque</text:span></text:p>
            </text:list-item>
          </text:list>
          <text:list text:style-name="a252">
            <text:list-item>
              <text:list text:style-name="a252">
                <text:list-item>
                  <text:p text:style-name="a251" text:class-names="" text:cond-style-name=""><text:span text:style-name="a250" text:class-names="">Deuxième niveau</text:span></text:p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p text:style-name="a254" text:class-names="" text:cond-style-name=""><text:span text:style-name="a25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p text:style-name="a257" text:class-names="" text:cond-style-name=""><text:span text:style-name="a25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list text:style-name="a262">
                            <text:list-item>
                              <text:p text:style-name="a261" text:class-names="" text:cond-style-name=""><text:span text:style-name="a259" text:class-names="">Cinquième niveau</text:span><text:span text:style-name="a2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80" draw:name="Espace réservé du contenu 3" svg:x="6.75in" svg:y="1.99653in" svg:width="5.66667in" svg:height="4.75868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Cliquez pour modifier les styles du texte du masque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Deuxième niveau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Cinquième niveau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85" draw:name="Espace réservé de la date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1" text:class-names=""><text:date text:fixed="false" style:data-style-name="a282"/></text:span><text:span text:style-name="a283" text:class-names=""/></text:p>
        </draw:text-box>
        <svg:title/>
        <svg:desc/>
      </draw:frame>
      <draw:frame draw:id="id30" presentation:style-name="a288" draw:name="Espace réservé du pied de page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31" presentation:style-name="a292" draw:name="Espace réservé du numéro de diapositive 6" svg:x="9.41667in" svg:y="6.95139in" svg:width="3in" svg:height="0.39931in" presentation:class="page-number" presentation:placeholder="false">
        <draw:text-box>
          <text:p text:style-name="a291" text:class-names="" text:cond-style-name=""><text:span text:style-name="a289" text:class-names=""><text:page-number style:num-format="1" text:fixed="false"/></text:span><text:span text:style-name="a290" text:class-names=""/></text:p>
        </draw:text-box>
        <svg:title/>
        <svg:desc/>
      </draw:frame>
      <presentation:notes style:page-layout-name="pageLayout2" draw:style-name="a325">
        <draw:frame draw:id="id5" presentation:style-name="a295" draw:name="Espace réservé de l'en-tête 1" svg:x="0in" svg:y="0in" svg:width="3.25in" svg:height="0.50174in" presentation:class="header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6" presentation:style-name="a300" draw:name="Espace réservé de la date 2" svg:x="4.24826in" svg:y="0in" svg:width="3.25in" svg:height="0.50174in" presentation:class="date-time" presentation:placeholder="false">
          <draw:text-box>
            <text:p text:style-name="a299" text:class-names="" text:cond-style-name=""><text:span text:style-name="a296" text:class-names=""><text:date text:fixed="false" style:data-style-name="a297"/></text:span><text:span text:style-name="a29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01" draw:name="Espace réservé de l'image des diapositives 3">
          <svg:title/>
          <svg:desc/>
        </draw:page-thumbnail>
        <draw:frame draw:id="id8" presentation:style-name="a317" draw:name="Espace réservé des notes 4" svg:x="0.75in" svg:y="4.8125in" svg:width="6in" svg:height="3.9375in" presentation:class="notes" presentation:placeholder="false">
          <draw:text-box>
            <text:p text:style-name="a303" text:class-names="" text:cond-style-name=""><text:span text:style-name="a302" text:class-names="">Cliquez pour modifier les styles du texte du masque</text:span></text:p>
            <text:list text:style-name="a306">
              <text:list-item>
                <text:list text:style-name="a306">
                  <text:list-item>
                    <text:p text:style-name="a305" text:class-names="" text:cond-style-name=""><text:span text:style-name="a304" text:class-names="">Deuxième niveau</text:span></text:p>
                  </text:list-item>
                </text:list>
              </text:list-item>
            </text:list>
            <text:list text:style-name="a309">
              <text:list-item>
                <text:list text:style-name="a309">
                  <text:list-item>
                    <text:list text:style-name="a309">
                      <text:list-item>
                        <text:p text:style-name="a308" text:class-names="" text:cond-style-name=""><text:span text:style-name="a30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12">
              <text:list-item>
                <text:list text:style-name="a312">
                  <text:list-item>
                    <text:list text:style-name="a312">
                      <text:list-item>
                        <text:list text:style-name="a312">
                          <text:list-item>
                            <text:p text:style-name="a311" text:class-names="" text:cond-style-name=""><text:span text:style-name="a31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6">
              <text:list-item>
                <text:list text:style-name="a316">
                  <text:list-item>
                    <text:list text:style-name="a316">
                      <text:list-item>
                        <text:list text:style-name="a316">
                          <text:list-item>
                            <text:list text:style-name="a316">
                              <text:list-item>
                                <text:p text:style-name="a315" text:class-names="" text:cond-style-name=""><text:span text:style-name="a313" text:class-names="">Cinquième niveau</text:span><text:span text:style-name="a31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20" draw:name="Espace réservé du pied de page 5" svg:x="0in" svg:y="9.49826in" svg:width="3.25in" svg:height="0.50174in" presentation:class="footer" presentation:placeholder="false">
          <draw:text-box>
            <text:p text:style-name="a319" text:class-names="" text:cond-style-name=""><text:span text:style-name="a318" text:class-names=""/></text:p>
          </draw:text-box>
          <svg:title/>
          <svg:desc/>
        </draw:frame>
        <draw:frame draw:id="id10" presentation:style-name="a324" draw:name="Espace réservé du numéro de diapositive 6" svg:x="4.24826in" svg:y="9.49826in" svg:width="3.25in" svg:height="0.50174in" presentation:class="page-number" presentation:placeholder="false">
          <draw:text-box>
  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326">
      <draw:frame draw:id="id32" presentation:style-name="a330" draw:name="Titre 1" svg:x="0.9184in" svg:y="0.39931in" svg:width="11.5in" svg:height="1.44965in" presentation:class="title" presentation:placeholder="false">
        <draw:text-box>
          <text:p text:style-name="a329" text:class-names="" text:cond-style-name=""><text:span text:style-name="a327" text:class-names="">Modifiez le style du titre</text:span><text:span text:style-name="a328" text:class-names=""/></text:p>
        </draw:text-box>
        <svg:title/>
        <svg:desc/>
      </draw:frame>
      <draw:frame draw:id="id33" presentation:style-name="a334" draw:name="Espace réservé du texte 2" svg:x="0.9184in" svg:y="1.83854in" svg:width="5.64062in" svg:height="0.90104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Cliquez pour modifier les styles du texte du masque</text:span></text:p>
            </text:list-item>
          </text:list>
        </draw:text-box>
        <svg:title/>
        <svg:desc/>
      </draw:frame>
      <draw:frame draw:id="id34" presentation:style-name="a351" draw:name="Espace réservé du contenu 3" svg:x="0.9184in" svg:y="2.73958in" svg:width="5.64062in" svg:height="4.02951in" presentation:class="object" presentation:placeholder="false">
        <draw:text-box>
          <text:list text:style-name="a337">
            <text:list-item>
              <text:p text:style-name="a336" text:class-names="" text:cond-style-name=""><text:span text:style-name="a335" text:class-names="">Cliquez pour modifier les styles du texte du masque</text:span></text:p>
            </text:list-item>
          </text:list>
          <text:list text:style-name="a340">
            <text:list-item>
              <text:list text:style-name="a340">
                <text:list-item>
                  <text:p text:style-name="a339" text:class-names="" text:cond-style-name=""><text:span text:style-name="a338" text:class-names="">Deuxième niveau</text:span></text:p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p text:style-name="a342" text:class-names="" text:cond-style-name=""><text:span text:style-name="a34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p text:style-name="a345" text:class-names="" text:cond-style-name=""><text:span text:style-name="a34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list text:style-name="a350">
                            <text:list-item>
                              <text:p text:style-name="a349" text:class-names="" text:cond-style-name=""><text:span text:style-name="a347" text:class-names="">Cinquième niveau</text:span><text:span text:style-name="a3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55" draw:name="Espace réservé du texte 4" svg:x="6.75in" svg:y="1.83854in" svg:width="5.6684in" svg:height="0.90104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Cliquez pour modifier les styles du texte du masque</text:span></text:p>
            </text:list-item>
          </text:list>
        </draw:text-box>
        <svg:title/>
        <svg:desc/>
      </draw:frame>
      <draw:frame draw:id="id36" presentation:style-name="a372" draw:name="Espace réservé du contenu 5" svg:x="6.75in" svg:y="2.73958in" svg:width="5.6684in" svg:height="4.02951in" presentation:class="object" presentation:placeholder="false">
        <draw:text-box>
          <text:list text:style-name="a358">
            <text:list-item>
              <text:p text:style-name="a357" text:class-names="" text:cond-style-name=""><text:span text:style-name="a356" text:class-names="">Cliquez pour modifier les styles du texte du masque</text:span></text:p>
            </text:list-item>
          </text:list>
          <text:list text:style-name="a361">
            <text:list-item>
              <text:list text:style-name="a361">
                <text:list-item>
                  <text:p text:style-name="a360" text:class-names="" text:cond-style-name=""><text:span text:style-name="a359" text:class-names="">Deuxième niveau</text:span></text:p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p text:style-name="a363" text:class-names="" text:cond-style-name=""><text:span text:style-name="a36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p text:style-name="a366" text:class-names="" text:cond-style-name=""><text:span text:style-name="a36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list text:style-name="a371">
                        <text:list-item>
                          <text:list text:style-name="a371">
                            <text:list-item>
                              <text:p text:style-name="a370" text:class-names="" text:cond-style-name=""><text:span text:style-name="a368" text:class-names="">Cinquième niveau</text:span><text:span text:style-name="a3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77" draw:name="Espace réservé de la date 6" svg:x="0.91667in" svg:y="6.95139in" svg:width="3in" svg:height="0.39931in" presentation:class="date-time" presentation:placeholder="false">
        <draw:text-box>
          <text:p text:style-name="a376" text:class-names="" text:cond-style-name=""><text:span text:style-name="a373" text:class-names=""><text:date text:fixed="false" style:data-style-name="a374"/></text:span><text:span text:style-name="a375" text:class-names=""/></text:p>
        </draw:text-box>
        <svg:title/>
        <svg:desc/>
      </draw:frame>
      <draw:frame draw:id="id38" presentation:style-name="a380" draw:name="Espace réservé du pied de page 7" svg:x="4.41667in" svg:y="6.95139in" svg:width="4.5in" svg:height="0.39931in" presentation:class="footer" presentation:placeholder="false">
        <draw:text-box>
          <text:p text:style-name="a379" text:class-names="" text:cond-style-name=""><text:span text:style-name="a378" text:class-names=""/></text:p>
        </draw:text-box>
        <svg:title/>
        <svg:desc/>
      </draw:frame>
      <draw:frame draw:id="id39" presentation:style-name="a384" draw:name="Espace réservé du numéro de diapositive 8" svg:x="9.41667in" svg:y="6.95139in" svg:width="3in" svg:height="0.39931in" presentation:class="page-number" presentation:placeholder="false">
        <draw:text-box>
          <text:p text:style-name="a383" text:class-names="" text:cond-style-name=""><text:span text:style-name="a381" text:class-names=""><text:page-number style:num-format="1" text:fixed="false"/></text:span><text:span text:style-name="a382" text:class-names=""/></text:p>
        </draw:text-box>
        <svg:title/>
        <svg:desc/>
      </draw:frame>
      <presentation:notes style:page-layout-name="pageLayout2" draw:style-name="a417">
        <draw:frame draw:id="id5" presentation:style-name="a387" draw:name="Espace réservé de l'en-tête 1" svg:x="0in" svg:y="0in" svg:width="3.25in" svg:height="0.50174in" presentation:class="head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6" presentation:style-name="a392" draw:name="Espace réservé de la date 2" svg:x="4.24826in" svg:y="0in" svg:width="3.25in" svg:height="0.50174in" presentation:class="date-time" presentation:placeholder="false">
          <draw:text-box>
            <text:p text:style-name="a391" text:class-names="" text:cond-style-name=""><text:span text:style-name="a388" text:class-names=""><text:date text:fixed="false" style:data-style-name="a389"/></text:span><text:span text:style-name="a39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93" draw:name="Espace réservé de l'image des diapositives 3">
          <svg:title/>
          <svg:desc/>
        </draw:page-thumbnail>
        <draw:frame draw:id="id8" presentation:style-name="a409" draw:name="Espace réservé des notes 4" svg:x="0.75in" svg:y="4.8125in" svg:width="6in" svg:height="3.9375in" presentation:class="notes" presentation:placeholder="false">
          <draw:text-box>
            <text:p text:style-name="a395" text:class-names="" text:cond-style-name=""><text:span text:style-name="a394" text:class-names="">Cliquez pour modifier les styles du texte du masque</text:span></text:p>
            <text:list text:style-name="a398">
              <text:list-item>
                <text:list text:style-name="a398">
                  <text:list-item>
                    <text:p text:style-name="a397" text:class-names="" text:cond-style-name=""><text:span text:style-name="a396" text:class-names="">Deuxième niveau</text:span></text:p>
                  </text:list-item>
                </text:list>
              </text:list-item>
            </text:list>
            <text:list text:style-name="a401">
              <text:list-item>
                <text:list text:style-name="a401">
                  <text:list-item>
                    <text:list text:style-name="a401">
                      <text:list-item>
                        <text:p text:style-name="a400" text:class-names="" text:cond-style-name=""><text:span text:style-name="a39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list text:style-name="a404">
                          <text:list-item>
                            <text:p text:style-name="a403" text:class-names="" text:cond-style-name=""><text:span text:style-name="a40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8">
              <text:list-item>
                <text:list text:style-name="a408">
                  <text:list-item>
                    <text:list text:style-name="a408">
                      <text:list-item>
                        <text:list text:style-name="a408">
                          <text:list-item>
                            <text:list text:style-name="a408">
                              <text:list-item>
                                <text:p text:style-name="a407" text:class-names="" text:cond-style-name=""><text:span text:style-name="a405" text:class-names="">Cinquième niveau</text:span><text:span text:style-name="a40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2" draw:name="Espace réservé du pied de page 5" svg:x="0in" svg:y="9.49826in" svg:width="3.25in" svg:height="0.50174in" presentation:class="footer" presentation:placeholder="false">
          <draw:text-box>
            <text:p text:style-name="a411" text:class-names="" text:cond-style-name=""><text:span text:style-name="a410" text:class-names=""/></text:p>
          </draw:text-box>
          <svg:title/>
          <svg:desc/>
        </draw:frame>
        <draw:frame draw:id="id10" presentation:style-name="a416" draw:name="Espace réservé du numéro de diapositive 6" svg:x="4.24826in" svg:y="9.49826in" svg:width="3.25in" svg:height="0.50174in" presentation:class="page-number" presentation:placeholder="false">
          <draw:text-box>
            <text:p text:style-name="a415" text:class-names="" text:cond-style-name=""><text:span text:style-name="a413" text:class-names=""><text:page-number style:num-format="1" text:fixed="false"/></text:span><text:span text:style-name="a414" text:class-names=""/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418">
      <draw:frame draw:id="id40" presentation:style-name="a422" draw:name="Titre 1" svg:x="0.91667in" svg:y="0.39931in" svg:width="11.5in" svg:height="1.44965in" presentation:class="title" presentation:placeholder="false">
        <draw:text-box>
          <text:p text:style-name="a421" text:class-names="" text:cond-style-name=""><text:span text:style-name="a419" text:class-names="">Modifiez le style du titre</text:span><text:span text:style-name="a420" text:class-names=""/></text:p>
        </draw:text-box>
        <svg:title/>
        <svg:desc/>
      </draw:frame>
      <draw:frame draw:id="id41" presentation:style-name="a427" draw:name="Espace réservé de la date 2" svg:x="0.91667in" svg:y="6.95139in" svg:width="3in" svg:height="0.39931in" presentation:class="date-time" presentation:placeholder="false">
        <draw:text-box>
          <text:p text:style-name="a426" text:class-names="" text:cond-style-name=""><text:span text:style-name="a423" text:class-names=""><text:date text:fixed="false" style:data-style-name="a424"/></text:span><text:span text:style-name="a425" text:class-names=""/></text:p>
        </draw:text-box>
        <svg:title/>
        <svg:desc/>
      </draw:frame>
      <draw:frame draw:id="id42" presentation:style-name="a430" draw:name="Espace réservé du pied de page 3" svg:x="4.41667in" svg:y="6.95139in" svg:width="4.5in" svg:height="0.39931in" presentation:class="footer" presentation:placeholder="false">
        <draw:text-box>
          <text:p text:style-name="a429" text:class-names="" text:cond-style-name=""><text:span text:style-name="a428" text:class-names=""/></text:p>
        </draw:text-box>
        <svg:title/>
        <svg:desc/>
      </draw:frame>
      <draw:frame draw:id="id43" presentation:style-name="a434" draw:name="Espace réservé du numéro de diapositive 4" svg:x="9.41667in" svg:y="6.95139in" svg:width="3in" svg:height="0.39931in" presentation:class="page-number" presentation:placeholder="false">
        <draw:text-box>
          <text:p text:style-name="a433" text:class-names="" text:cond-style-name=""><text:span text:style-name="a431" text:class-names=""><text:page-number style:num-format="1" text:fixed="false"/></text:span><text:span text:style-name="a432" text:class-names=""/></text:p>
        </draw:text-box>
        <svg:title/>
        <svg:desc/>
      </draw:frame>
      <presentation:notes style:page-layout-name="pageLayout2" draw:style-name="a467">
        <draw:frame draw:id="id5" presentation:style-name="a437" draw:name="Espace réservé de l'en-tête 1" svg:x="0in" svg:y="0in" svg:width="3.25in" svg:height="0.50174in" presentation:class="head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6" presentation:style-name="a442" draw:name="Espace réservé de la date 2" svg:x="4.24826in" svg:y="0in" svg:width="3.25in" svg:height="0.50174in" presentation:class="date-time" presentation:placeholder="false">
          <draw:text-box>
            <text:p text:style-name="a441" text:class-names="" text:cond-style-name=""><text:span text:style-name="a438" text:class-names=""><text:date text:fixed="false" style:data-style-name="a439"/></text:span><text:span text:style-name="a44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43" draw:name="Espace réservé de l'image des diapositives 3">
          <svg:title/>
          <svg:desc/>
        </draw:page-thumbnail>
        <draw:frame draw:id="id8" presentation:style-name="a459" draw:name="Espace réservé des notes 4" svg:x="0.75in" svg:y="4.8125in" svg:width="6in" svg:height="3.9375in" presentation:class="notes" presentation:placeholder="false">
          <draw:text-box>
            <text:p text:style-name="a445" text:class-names="" text:cond-style-name=""><text:span text:style-name="a444" text:class-names="">Cliquez pour modifier les styles du texte du masque</text:span></text:p>
            <text:list text:style-name="a448">
              <text:list-item>
                <text:list text:style-name="a448">
                  <text:list-item>
                    <text:p text:style-name="a447" text:class-names="" text:cond-style-name=""><text:span text:style-name="a446" text:class-names="">Deuxième niveau</text:span></text:p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p text:style-name="a450" text:class-names="" text:cond-style-name=""><text:span text:style-name="a44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54">
              <text:list-item>
                <text:list text:style-name="a454">
                  <text:list-item>
                    <text:list text:style-name="a454">
                      <text:list-item>
                        <text:list text:style-name="a454">
                          <text:list-item>
                            <text:p text:style-name="a453" text:class-names="" text:cond-style-name=""><text:span text:style-name="a45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8">
              <text:list-item>
                <text:list text:style-name="a458">
                  <text:list-item>
                    <text:list text:style-name="a458">
                      <text:list-item>
                        <text:list text:style-name="a458">
                          <text:list-item>
                            <text:list text:style-name="a458">
                              <text:list-item>
                                <text:p text:style-name="a457" text:class-names="" text:cond-style-name=""><text:span text:style-name="a455" text:class-names="">Cinquième niveau</text:span><text:span text:style-name="a4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2" draw:name="Espace réservé du pied de page 5" svg:x="0in" svg:y="9.49826in" svg:width="3.25in" svg:height="0.50174in" presentation:class="footer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10" presentation:style-name="a466" draw:name="Espace réservé du numéro de diapositive 6" svg:x="4.24826in" svg:y="9.49826in" svg:width="3.25in" svg:height="0.50174in" presentation:class="page-number" presentation:placeholder="false">
          <draw:text-box>
            <text:p text:style-name="a465" text:class-names="" text:cond-style-name=""><text:span text:style-name="a463" text:class-names=""><text:page-number style:num-format="1" text:fixed="false"/></text:span><text:span text:style-name="a464" text:class-names=""/></text:p>
          </draw:text-box>
          <svg:title/>
          <svg:desc/>
        </draw:frame>
      </presentation:notes>
    </style:master-page>
    <style:master-page style:name="Master1-Layout7-blank-Vide" style:page-layout-name="pageLayout1" draw:style-name="a468">
      <draw:frame draw:id="id44" presentation:style-name="a473" draw:name="Espace réservé de la date 1" svg:x="0.91667in" svg:y="6.95139in" svg:width="3in" svg:height="0.39931in" presentation:class="date-time" presentation:placeholder="false">
        <draw:text-box>
          <text:p text:style-name="a472" text:class-names="" text:cond-style-name=""><text:span text:style-name="a469" text:class-names=""><text:date text:fixed="false" style:data-style-name="a470"/></text:span><text:span text:style-name="a471" text:class-names=""/></text:p>
        </draw:text-box>
        <svg:title/>
        <svg:desc/>
      </draw:frame>
      <draw:frame draw:id="id45" presentation:style-name="a476" draw:name="Espace réservé du pied de page 2" svg:x="4.41667in" svg:y="6.95139in" svg:width="4.5in" svg:height="0.39931in" presentation:class="footer" presentation:placeholder="false">
        <draw:text-box>
          <text:p text:style-name="a475" text:class-names="" text:cond-style-name=""><text:span text:style-name="a474" text:class-names=""/></text:p>
        </draw:text-box>
        <svg:title/>
        <svg:desc/>
      </draw:frame>
      <draw:frame draw:id="id46" presentation:style-name="a480" draw:name="Espace réservé du numéro de diapositive 3" svg:x="9.41667in" svg:y="6.95139in" svg:width="3in" svg:height="0.39931in" presentation:class="page-number" presentation:placeholder="false">
        <draw:text-box>
          <text:p text:style-name="a479" text:class-names="" text:cond-style-name=""><text:span text:style-name="a477" text:class-names=""><text:page-number style:num-format="1" text:fixed="false"/></text:span><text:span text:style-name="a478" text:class-names=""/></text:p>
        </draw:text-box>
        <svg:title/>
        <svg:desc/>
      </draw:frame>
      <presentation:notes style:page-layout-name="pageLayout2" draw:style-name="a513">
        <draw:frame draw:id="id5" presentation:style-name="a483" draw:name="Espace réservé de l'en-tête 1" svg:x="0in" svg:y="0in" svg:width="3.25in" svg:height="0.50174in" presentation:class="header" presentation:placeholder="false">
          <draw:text-box>
            <text:p text:style-name="a482" text:class-names="" text:cond-style-name=""><text:span text:style-name="a481" text:class-names=""/></text:p>
          </draw:text-box>
          <svg:title/>
          <svg:desc/>
        </draw:frame>
        <draw:frame draw:id="id6" presentation:style-name="a488" draw:name="Espace réservé de la date 2" svg:x="4.24826in" svg:y="0in" svg:width="3.25in" svg:height="0.50174in" presentation:class="date-time" presentation:placeholder="false">
          <draw:text-box>
            <text:p text:style-name="a487" text:class-names="" text:cond-style-name=""><text:span text:style-name="a484" text:class-names=""><text:date text:fixed="false" style:data-style-name="a485"/></text:span><text:span text:style-name="a48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89" draw:name="Espace réservé de l'image des diapositives 3">
          <svg:title/>
          <svg:desc/>
        </draw:page-thumbnail>
        <draw:frame draw:id="id8" presentation:style-name="a505" draw:name="Espace réservé des notes 4" svg:x="0.75in" svg:y="4.8125in" svg:width="6in" svg:height="3.9375in" presentation:class="notes" presentation:placeholder="false">
          <draw:text-box>
            <text:p text:style-name="a491" text:class-names="" text:cond-style-name=""><text:span text:style-name="a490" text:class-names="">Cliquez pour modifier les styles du texte du masque</text:span></text:p>
            <text:list text:style-name="a494">
              <text:list-item>
                <text:list text:style-name="a494">
                  <text:list-item>
                    <text:p text:style-name="a493" text:class-names="" text:cond-style-name=""><text:span text:style-name="a492" text:class-names="">Deuxième niveau</text:span></text:p>
                  </text:list-item>
                </text:list>
              </text:list-item>
            </text:list>
            <text:list text:style-name="a497">
              <text:list-item>
                <text:list text:style-name="a497">
                  <text:list-item>
                    <text:list text:style-name="a497">
                      <text:list-item>
                        <text:p text:style-name="a496" text:class-names="" text:cond-style-name=""><text:span text:style-name="a49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00">
              <text:list-item>
                <text:list text:style-name="a500">
                  <text:list-item>
                    <text:list text:style-name="a500">
                      <text:list-item>
                        <text:list text:style-name="a500">
                          <text:list-item>
                            <text:p text:style-name="a499" text:class-names="" text:cond-style-name=""><text:span text:style-name="a49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4">
              <text:list-item>
                <text:list text:style-name="a504">
                  <text:list-item>
                    <text:list text:style-name="a504">
                      <text:list-item>
                        <text:list text:style-name="a504">
                          <text:list-item>
                            <text:list text:style-name="a504">
                              <text:list-item>
                                <text:p text:style-name="a503" text:class-names="" text:cond-style-name=""><text:span text:style-name="a501" text:class-names="">Cinquième niveau</text:span><text:span text:style-name="a5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08" draw:name="Espace réservé du pied de page 5" svg:x="0in" svg:y="9.49826in" svg:width="3.25in" svg:height="0.50174in" presentation:class="footer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10" presentation:style-name="a512" draw:name="Espace réservé du numéro de diapositive 6" svg:x="4.24826in" svg:y="9.49826in" svg:width="3.25in" svg:height="0.50174in" presentation:class="page-number" presentation:placeholder="false">
          <draw:text-box>
            <text:p text:style-name="a511" text:class-names="" text:cond-style-name=""><text:span text:style-name="a509" text:class-names=""><text:page-number style:num-format="1" text:fixed="false"/></text:span><text:span text:style-name="a510" text:class-names=""/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514">
      <draw:frame draw:id="id47" presentation:style-name="a518" draw:name="Titre 1" svg:x="0.9184in" svg:y="0.5in" svg:width="4.30035in" svg:height="1.75in" presentation:class="title" presentation:placeholder="false">
        <draw:text-box>
          <text:p text:style-name="a517" text:class-names="" text:cond-style-name=""><text:span text:style-name="a515" text:class-names="">Modifiez le style du titre</text:span><text:span text:style-name="a516" text:class-names=""/></text:p>
        </draw:text-box>
        <svg:title/>
        <svg:desc/>
      </draw:frame>
      <draw:frame draw:id="id48" presentation:style-name="a535" draw:name="Espace réservé du contenu 2" svg:x="5.6684in" svg:y="1.07986in" svg:width="6.75in" svg:height="5.32986in" presentation:class="object" presentation:placeholder="false">
        <draw:text-box>
          <text:list text:style-name="a521">
            <text:list-item>
              <text:p text:style-name="a520" text:class-names="" text:cond-style-name=""><text:span text:style-name="a519" text:class-names="">Cliquez pour modifier les styles du texte du masque</text:span></text:p>
            </text:list-item>
          </text:list>
          <text:list text:style-name="a524">
            <text:list-item>
              <text:list text:style-name="a524">
                <text:list-item>
                  <text:p text:style-name="a523" text:class-names="" text:cond-style-name=""><text:span text:style-name="a522" text:class-names="">Deuxième niveau</text:span></text:p>
                </text:list-item>
              </text:list>
            </text:list-item>
          </text:list>
          <text:list text:style-name="a527">
            <text:list-item>
              <text:list text:style-name="a527">
                <text:list-item>
                  <text:list text:style-name="a527">
                    <text:list-item>
                      <text:p text:style-name="a526" text:class-names="" text:cond-style-name=""><text:span text:style-name="a52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30">
            <text:list-item>
              <text:list text:style-name="a530">
                <text:list-item>
                  <text:list text:style-name="a530">
                    <text:list-item>
                      <text:list text:style-name="a530">
                        <text:list-item>
                          <text:p text:style-name="a529" text:class-names="" text:cond-style-name=""><text:span text:style-name="a52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4">
            <text:list-item>
              <text:list text:style-name="a534">
                <text:list-item>
                  <text:list text:style-name="a534">
                    <text:list-item>
                      <text:list text:style-name="a534">
                        <text:list-item>
                          <text:list text:style-name="a534">
                            <text:list-item>
                              <text:p text:style-name="a533" text:class-names="" text:cond-style-name=""><text:span text:style-name="a531" text:class-names="">Cinquième niveau</text:span><text:span text:style-name="a5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39" draw:name="Espace réservé du texte 3" svg:x="0.9184in" svg:y="2.25in" svg:width="4.30035in" svg:height="4.1684in" presentation:class="outline" presentation:placeholder="false">
        <draw:text-box>
          <text:list text:style-name="a538">
            <text:list-item>
              <text:p text:style-name="a537" text:class-names="" text:cond-style-name=""><text:span text:style-name="a536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544" draw:name="Espace réservé de la date 4" svg:x="0.91667in" svg:y="6.95139in" svg:width="3in" svg:height="0.39931in" presentation:class="date-time" presentation:placeholder="false">
        <draw:text-box>
          <text:p text:style-name="a543" text:class-names="" text:cond-style-name=""><text:span text:style-name="a540" text:class-names=""><text:date text:fixed="false" style:data-style-name="a541"/></text:span><text:span text:style-name="a542" text:class-names=""/></text:p>
        </draw:text-box>
        <svg:title/>
        <svg:desc/>
      </draw:frame>
      <draw:frame draw:id="id51" presentation:style-name="a547" draw:name="Espace réservé du pied de page 5" svg:x="4.41667in" svg:y="6.95139in" svg:width="4.5in" svg:height="0.39931in" presentation:class="footer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52" presentation:style-name="a551" draw:name="Espace réservé du numéro de diapositive 6" svg:x="9.41667in" svg:y="6.95139in" svg:width="3in" svg:height="0.39931in" presentation:class="page-number" presentation:placeholder="false">
        <draw:text-box>
          <text:p text:style-name="a550" text:class-names="" text:cond-style-name=""><text:span text:style-name="a548" text:class-names=""><text:page-number style:num-format="1" text:fixed="false"/></text:span><text:span text:style-name="a549" text:class-names=""/></text:p>
        </draw:text-box>
        <svg:title/>
        <svg:desc/>
      </draw:frame>
      <presentation:notes style:page-layout-name="pageLayout2" draw:style-name="a584">
        <draw:frame draw:id="id5" presentation:style-name="a554" draw:name="Espace réservé de l'en-tête 1" svg:x="0in" svg:y="0in" svg:width="3.25in" svg:height="0.50174in" presentation:class="header" presentation:placeholder="false">
          <draw:text-box>
            <text:p text:style-name="a553" text:class-names="" text:cond-style-name=""><text:span text:style-name="a552" text:class-names=""/></text:p>
          </draw:text-box>
          <svg:title/>
          <svg:desc/>
        </draw:frame>
        <draw:frame draw:id="id6" presentation:style-name="a559" draw:name="Espace réservé de la date 2" svg:x="4.24826in" svg:y="0in" svg:width="3.25in" svg:height="0.50174in" presentation:class="date-time" presentation:placeholder="false">
          <draw:text-box>
            <text:p text:style-name="a558" text:class-names="" text:cond-style-name=""><text:span text:style-name="a555" text:class-names=""><text:date text:fixed="false" style:data-style-name="a556"/></text:span><text:span text:style-name="a55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60" draw:name="Espace réservé de l'image des diapositives 3">
          <svg:title/>
          <svg:desc/>
        </draw:page-thumbnail>
        <draw:frame draw:id="id8" presentation:style-name="a576" draw:name="Espace réservé des notes 4" svg:x="0.75in" svg:y="4.8125in" svg:width="6in" svg:height="3.9375in" presentation:class="notes" presentation:placeholder="false">
          <draw:text-box>
            <text:p text:style-name="a562" text:class-names="" text:cond-style-name=""><text:span text:style-name="a561" text:class-names="">Cliquez pour modifier les styles du texte du masque</text:span></text:p>
            <text:list text:style-name="a565">
              <text:list-item>
                <text:list text:style-name="a565">
                  <text:list-item>
                    <text:p text:style-name="a564" text:class-names="" text:cond-style-name=""><text:span text:style-name="a563" text:class-names="">Deuxième niveau</text:span></text:p>
                  </text:list-item>
                </text:list>
              </text:list-item>
            </text:list>
            <text:list text:style-name="a568">
              <text:list-item>
                <text:list text:style-name="a568">
                  <text:list-item>
                    <text:list text:style-name="a568">
                      <text:list-item>
                        <text:p text:style-name="a567" text:class-names="" text:cond-style-name=""><text:span text:style-name="a56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71">
              <text:list-item>
                <text:list text:style-name="a571">
                  <text:list-item>
                    <text:list text:style-name="a571">
                      <text:list-item>
                        <text:list text:style-name="a571">
                          <text:list-item>
                            <text:p text:style-name="a570" text:class-names="" text:cond-style-name=""><text:span text:style-name="a56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5">
              <text:list-item>
                <text:list text:style-name="a575">
                  <text:list-item>
                    <text:list text:style-name="a575">
                      <text:list-item>
                        <text:list text:style-name="a575">
                          <text:list-item>
                            <text:list text:style-name="a575">
                              <text:list-item>
                                <text:p text:style-name="a574" text:class-names="" text:cond-style-name=""><text:span text:style-name="a572" text:class-names="">Cinquième niveau</text:span><text:span text:style-name="a57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9" draw:name="Espace réservé du pied de page 5" svg:x="0in" svg:y="9.49826in" svg:width="3.25in" svg:height="0.50174in" presentation:class="footer" presentation:placeholder="false">
          <draw:text-box>
            <text:p text:style-name="a578" text:class-names="" text:cond-style-name=""><text:span text:style-name="a577" text:class-names=""/></text:p>
          </draw:text-box>
          <svg:title/>
          <svg:desc/>
        </draw:frame>
        <draw:frame draw:id="id10" presentation:style-name="a583" draw:name="Espace réservé du numéro de diapositive 6" svg:x="4.24826in" svg:y="9.49826in" svg:width="3.25in" svg:height="0.50174in" presentation:class="page-number" presentation:placeholder="false">
          <draw:text-box>
            <text:p text:style-name="a582" text:class-names="" text:cond-style-name=""><text:span text:style-name="a580" text:class-names=""><text:page-number style:num-format="1" text:fixed="false"/></text:span><text:span text:style-name="a581" text:class-names=""/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585">
      <draw:frame draw:id="id53" presentation:style-name="a589" draw:name="Titre 1" svg:x="0.9184in" svg:y="0.5in" svg:width="4.30035in" svg:height="1.75in" presentation:class="title" presentation:placeholder="false">
        <draw:text-box>
          <text:p text:style-name="a588" text:class-names="" text:cond-style-name=""><text:span text:style-name="a586" text:class-names="">Modifiez le style du titre</text:span><text:span text:style-name="a587" text:class-names=""/></text:p>
        </draw:text-box>
        <svg:title/>
        <svg:desc/>
      </draw:frame>
      <draw:frame draw:id="id54" presentation:style-name="a592" draw:name="Espace réservé pour une image  2" svg:x="5.6684in" svg:y="1.07986in" svg:width="6.75in" svg:height="5.32986in" presentation:class="graphic" presentation:placeholder="false">
        <draw:text-box>
          <text:p text:style-name="a591" text:class-names="" text:cond-style-name=""><text:span text:style-name="a590" text:class-names=""/></text:p>
        </draw:text-box>
        <svg:title/>
        <svg:desc/>
      </draw:frame>
      <draw:frame draw:id="id55" presentation:style-name="a596" draw:name="Espace réservé du texte 3" svg:x="0.9184in" svg:y="2.25in" svg:width="4.30035in" svg:height="4.1684in" presentation:class="outline" presentation:placeholder="false">
        <draw:text-box>
          <text:list text:style-name="a595">
            <text:list-item>
              <text:p text:style-name="a594" text:class-names="" text:cond-style-name=""><text:span text:style-name="a593" text:class-names="">Cliquez pour modifier les styles du texte du masque</text:span></text:p>
            </text:list-item>
          </text:list>
        </draw:text-box>
        <svg:title/>
        <svg:desc/>
      </draw:frame>
      <draw:frame draw:id="id56" presentation:style-name="a601" draw:name="Espace réservé de la date 4" svg:x="0.91667in" svg:y="6.95139in" svg:width="3in" svg:height="0.39931in" presentation:class="date-time" presentation:placeholder="false">
        <draw:text-box>
          <text:p text:style-name="a600" text:class-names="" text:cond-style-name=""><text:span text:style-name="a597" text:class-names=""><text:date text:fixed="false" style:data-style-name="a598"/></text:span><text:span text:style-name="a599" text:class-names=""/></text:p>
        </draw:text-box>
        <svg:title/>
        <svg:desc/>
      </draw:frame>
      <draw:frame draw:id="id57" presentation:style-name="a604" draw:name="Espace réservé du pied de page 5" svg:x="4.41667in" svg:y="6.95139in" svg:width="4.5in" svg:height="0.39931in" presentation:class="footer" presentation:placeholder="false">
        <draw:text-box>
          <text:p text:style-name="a603" text:class-names="" text:cond-style-name=""><text:span text:style-name="a602" text:class-names=""/></text:p>
        </draw:text-box>
        <svg:title/>
        <svg:desc/>
      </draw:frame>
      <draw:frame draw:id="id58" presentation:style-name="a608" draw:name="Espace réservé du numéro de diapositive 6" svg:x="9.41667in" svg:y="6.95139in" svg:width="3in" svg:height="0.39931in" presentation:class="page-number" presentation:placeholder="false">
        <draw:text-box>
          <text:p text:style-name="a607" text:class-names="" text:cond-style-name=""><text:span text:style-name="a605" text:class-names=""><text:page-number style:num-format="1" text:fixed="false"/></text:span><text:span text:style-name="a606" text:class-names=""/></text:p>
        </draw:text-box>
        <svg:title/>
        <svg:desc/>
      </draw:frame>
      <presentation:notes style:page-layout-name="pageLayout2" draw:style-name="a641">
        <draw:frame draw:id="id5" presentation:style-name="a611" draw:name="Espace réservé de l'en-tête 1" svg:x="0in" svg:y="0in" svg:width="3.25in" svg:height="0.50174in" presentation:class="header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6" presentation:style-name="a616" draw:name="Espace réservé de la date 2" svg:x="4.24826in" svg:y="0in" svg:width="3.25in" svg:height="0.50174in" presentation:class="date-time" presentation:placeholder="false">
          <draw:text-box>
            <text:p text:style-name="a615" text:class-names="" text:cond-style-name=""><text:span text:style-name="a612" text:class-names=""><text:date text:fixed="false" style:data-style-name="a613"/></text:span><text:span text:style-name="a61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17" draw:name="Espace réservé de l'image des diapositives 3">
          <svg:title/>
          <svg:desc/>
        </draw:page-thumbnail>
        <draw:frame draw:id="id8" presentation:style-name="a633" draw:name="Espace réservé des notes 4" svg:x="0.75in" svg:y="4.8125in" svg:width="6in" svg:height="3.9375in" presentation:class="notes" presentation:placeholder="false">
          <draw:text-box>
            <text:p text:style-name="a619" text:class-names="" text:cond-style-name=""><text:span text:style-name="a618" text:class-names="">Cliquez pour modifier les styles du texte du masque</text:span></text:p>
            <text:list text:style-name="a622">
              <text:list-item>
                <text:list text:style-name="a622">
                  <text:list-item>
                    <text:p text:style-name="a621" text:class-names="" text:cond-style-name=""><text:span text:style-name="a620" text:class-names="">Deuxième niveau</text:span></text:p>
                  </text:list-item>
                </text:list>
              </text:list-item>
            </text:list>
            <text:list text:style-name="a625">
              <text:list-item>
                <text:list text:style-name="a625">
                  <text:list-item>
                    <text:list text:style-name="a625">
                      <text:list-item>
                        <text:p text:style-name="a624" text:class-names="" text:cond-style-name=""><text:span text:style-name="a62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28">
              <text:list-item>
                <text:list text:style-name="a628">
                  <text:list-item>
                    <text:list text:style-name="a628">
                      <text:list-item>
                        <text:list text:style-name="a628">
                          <text:list-item>
                            <text:p text:style-name="a627" text:class-names="" text:cond-style-name=""><text:span text:style-name="a62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2">
              <text:list-item>
                <text:list text:style-name="a632">
                  <text:list-item>
                    <text:list text:style-name="a632">
                      <text:list-item>
                        <text:list text:style-name="a632">
                          <text:list-item>
                            <text:list text:style-name="a632">
                              <text:list-item>
                                <text:p text:style-name="a631" text:class-names="" text:cond-style-name=""><text:span text:style-name="a629" text:class-names="">Cinquième niveau</text:span><text:span text:style-name="a6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6" draw:name="Espace réservé du pied de page 5" svg:x="0in" svg:y="9.49826in" svg:width="3.25in" svg:height="0.50174in" presentation:class="footer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10" presentation:style-name="a640" draw:name="Espace réservé du numéro de diapositive 6" svg:x="4.24826in" svg:y="9.49826in" svg:width="3.25in" svg:height="0.50174in" presentation:class="page-number" presentation:placeholder="false">
          <draw:text-box>
            <text:p text:style-name="a639" text:class-names="" text:cond-style-name=""><text:span text:style-name="a637" text:class-names=""><text:page-number style:num-format="1" text:fixed="false"/></text:span><text:span text:style-name="a638" text:class-names=""/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642">
      <draw:frame draw:id="id59" presentation:style-name="a646" draw:name="Titre 1" svg:x="0.91667in" svg:y="0.39931in" svg:width="11.5in" svg:height="1.44965in" presentation:class="title" presentation:placeholder="false">
        <draw:text-box>
          <text:p text:style-name="a645" text:class-names="" text:cond-style-name=""><text:span text:style-name="a643" text:class-names="">Modifiez le style du titre</text:span><text:span text:style-name="a644" text:class-names=""/></text:p>
        </draw:text-box>
        <svg:title/>
        <svg:desc/>
      </draw:frame>
      <draw:frame draw:id="id60" presentation:style-name="a663" draw:name="Espace réservé du texte vertical 2" svg:x="0.91667in" svg:y="1.99653in" svg:width="11.5in" svg:height="4.75868in" presentation:class="outline" presentation:placeholder="false">
        <draw:text-box>
          <text:list text:style-name="a649">
            <text:list-item>
              <text:p text:style-name="a648" text:class-names="" text:cond-style-name=""><text:span text:style-name="a647" text:class-names="">Cliquez pour modifier les styles du texte du masque</text:span></text:p>
            </text:list-item>
          </text:list>
          <text:list text:style-name="a652">
            <text:list-item>
              <text:list text:style-name="a652">
                <text:list-item>
                  <text:p text:style-name="a651" text:class-names="" text:cond-style-name=""><text:span text:style-name="a650" text:class-names="">Deuxième niveau</text:span></text:p>
                </text:list-item>
              </text:list>
            </text:list-item>
          </text:list>
          <text:list text:style-name="a655">
            <text:list-item>
              <text:list text:style-name="a655">
                <text:list-item>
                  <text:list text:style-name="a655">
                    <text:list-item>
                      <text:p text:style-name="a654" text:class-names="" text:cond-style-name=""><text:span text:style-name="a65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58">
            <text:list-item>
              <text:list text:style-name="a658">
                <text:list-item>
                  <text:list text:style-name="a658">
                    <text:list-item>
                      <text:list text:style-name="a658">
                        <text:list-item>
                          <text:p text:style-name="a657" text:class-names="" text:cond-style-name=""><text:span text:style-name="a65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2">
            <text:list-item>
              <text:list text:style-name="a662">
                <text:list-item>
                  <text:list text:style-name="a662">
                    <text:list-item>
                      <text:list text:style-name="a662">
                        <text:list-item>
                          <text:list text:style-name="a662">
                            <text:list-item>
                              <text:p text:style-name="a661" text:class-names="" text:cond-style-name=""><text:span text:style-name="a659" text:class-names="">Cinquième niveau</text:span><text:span text:style-name="a6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68" draw:name="Espace réservé de la date 3" svg:x="0.91667in" svg:y="6.95139in" svg:width="3in" svg:height="0.39931in" presentation:class="date-time" presentation:placeholder="false">
        <draw:text-box>
          <text:p text:style-name="a667" text:class-names="" text:cond-style-name=""><text:span text:style-name="a664" text:class-names=""><text:date text:fixed="false" style:data-style-name="a665"/></text:span><text:span text:style-name="a666" text:class-names=""/></text:p>
        </draw:text-box>
        <svg:title/>
        <svg:desc/>
      </draw:frame>
      <draw:frame draw:id="id62" presentation:style-name="a671" draw:name="Espace réservé du pied de page 4" svg:x="4.41667in" svg:y="6.95139in" svg:width="4.5in" svg:height="0.39931in" presentation:class="footer" presentation:placeholder="false">
        <draw:text-box>
          <text:p text:style-name="a670" text:class-names="" text:cond-style-name=""><text:span text:style-name="a669" text:class-names=""/></text:p>
        </draw:text-box>
        <svg:title/>
        <svg:desc/>
      </draw:frame>
      <draw:frame draw:id="id63" presentation:style-name="a675" draw:name="Espace réservé du numéro de diapositive 5" svg:x="9.41667in" svg:y="6.95139in" svg:width="3in" svg:height="0.39931in" presentation:class="page-number" presentation:placeholder="false">
        <draw:text-box>
          <text:p text:style-name="a674" text:class-names="" text:cond-style-name=""><text:span text:style-name="a672" text:class-names=""><text:page-number style:num-format="1" text:fixed="false"/></text:span><text:span text:style-name="a673" text:class-names=""/></text:p>
        </draw:text-box>
        <svg:title/>
        <svg:desc/>
      </draw:frame>
      <presentation:notes style:page-layout-name="pageLayout2" draw:style-name="a708">
        <draw:frame draw:id="id5" presentation:style-name="a678" draw:name="Espace réservé de l'en-tête 1" svg:x="0in" svg:y="0in" svg:width="3.25in" svg:height="0.50174in" presentation:class="header" presentation:placeholder="false">
          <draw:text-box>
            <text:p text:style-name="a677" text:class-names="" text:cond-style-name=""><text:span text:style-name="a676" text:class-names=""/></text:p>
          </draw:text-box>
          <svg:title/>
          <svg:desc/>
        </draw:frame>
        <draw:frame draw:id="id6" presentation:style-name="a683" draw:name="Espace réservé de la date 2" svg:x="4.24826in" svg:y="0in" svg:width="3.25in" svg:height="0.50174in" presentation:class="date-time" presentation:placeholder="false">
          <draw:text-box>
            <text:p text:style-name="a682" text:class-names="" text:cond-style-name=""><text:span text:style-name="a679" text:class-names=""><text:date text:fixed="false" style:data-style-name="a680"/></text:span><text:span text:style-name="a68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84" draw:name="Espace réservé de l'image des diapositives 3">
          <svg:title/>
          <svg:desc/>
        </draw:page-thumbnail>
        <draw:frame draw:id="id8" presentation:style-name="a700" draw:name="Espace réservé des notes 4" svg:x="0.75in" svg:y="4.8125in" svg:width="6in" svg:height="3.9375in" presentation:class="notes" presentation:placeholder="false">
          <draw:text-box>
            <text:p text:style-name="a686" text:class-names="" text:cond-style-name=""><text:span text:style-name="a685" text:class-names="">Cliquez pour modifier les styles du texte du masque</text:span></text:p>
            <text:list text:style-name="a689">
              <text:list-item>
                <text:list text:style-name="a689">
                  <text:list-item>
                    <text:p text:style-name="a688" text:class-names="" text:cond-style-name=""><text:span text:style-name="a687" text:class-names="">Deuxième niveau</text:span></text:p>
                  </text:list-item>
                </text:list>
              </text:list-item>
            </text:list>
            <text:list text:style-name="a692">
              <text:list-item>
                <text:list text:style-name="a692">
                  <text:list-item>
                    <text:list text:style-name="a692">
                      <text:list-item>
                        <text:p text:style-name="a691" text:class-names="" text:cond-style-name=""><text:span text:style-name="a69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95">
              <text:list-item>
                <text:list text:style-name="a695">
                  <text:list-item>
                    <text:list text:style-name="a695">
                      <text:list-item>
                        <text:list text:style-name="a695">
                          <text:list-item>
                            <text:p text:style-name="a694" text:class-names="" text:cond-style-name=""><text:span text:style-name="a69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9">
              <text:list-item>
                <text:list text:style-name="a699">
                  <text:list-item>
                    <text:list text:style-name="a699">
                      <text:list-item>
                        <text:list text:style-name="a699">
                          <text:list-item>
                            <text:list text:style-name="a699">
                              <text:list-item>
                                <text:p text:style-name="a698" text:class-names="" text:cond-style-name=""><text:span text:style-name="a696" text:class-names="">Cinquième niveau</text:span><text:span text:style-name="a69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03" draw:name="Espace réservé du pied de page 5" svg:x="0in" svg:y="9.49826in" svg:width="3.25in" svg:height="0.50174in" presentation:class="footer" presentation:placeholder="false">
          <draw:text-box>
            <text:p text:style-name="a702" text:class-names="" text:cond-style-name=""><text:span text:style-name="a701" text:class-names=""/></text:p>
          </draw:text-box>
          <svg:title/>
          <svg:desc/>
        </draw:frame>
        <draw:frame draw:id="id10" presentation:style-name="a707" draw:name="Espace réservé du numéro de diapositive 6" svg:x="4.24826in" svg:y="9.49826in" svg:width="3.25in" svg:height="0.50174in" presentation:class="page-number" presentation:placeholder="false">
          <draw:text-box>
            <text:p text:style-name="a706" text:class-names="" text:cond-style-name=""><text:span text:style-name="a704" text:class-names=""><text:page-number style:num-format="1" text:fixed="false"/></text:span><text:span text:style-name="a705" text:class-names=""/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709">
      <draw:frame draw:id="id64" presentation:style-name="a713" draw:name="Titre vertical 1" svg:x="9.54167in" svg:y="0.39931in" svg:width="2.875in" svg:height="6.3559in" presentation:class="title" presentation:placeholder="false">
        <draw:text-box>
          <text:p text:style-name="a712" text:class-names="" text:cond-style-name=""><text:span text:style-name="a710" text:class-names="">Modifiez le style du titre</text:span><text:span text:style-name="a711" text:class-names=""/></text:p>
        </draw:text-box>
        <svg:title/>
        <svg:desc/>
      </draw:frame>
      <draw:frame draw:id="id65" presentation:style-name="a730" draw:name="Espace réservé du texte vertical 2" svg:x="0.91667in" svg:y="0.39931in" svg:width="8.45833in" svg:height="6.3559in" presentation:class="outline" presentation:placeholder="false">
        <draw:text-box>
          <text:list text:style-name="a716">
            <text:list-item>
              <text:p text:style-name="a715" text:class-names="" text:cond-style-name=""><text:span text:style-name="a714" text:class-names="">Cliquez pour modifier les styles du texte du masque</text:span></text:p>
            </text:list-item>
          </text:list>
          <text:list text:style-name="a719">
            <text:list-item>
              <text:list text:style-name="a719">
                <text:list-item>
                  <text:p text:style-name="a718" text:class-names="" text:cond-style-name=""><text:span text:style-name="a717" text:class-names="">Deuxième niveau</text:span></text:p>
                </text:list-item>
              </text:list>
            </text:list-item>
          </text:list>
          <text:list text:style-name="a722">
            <text:list-item>
              <text:list text:style-name="a722">
                <text:list-item>
                  <text:list text:style-name="a722">
                    <text:list-item>
                      <text:p text:style-name="a721" text:class-names="" text:cond-style-name=""><text:span text:style-name="a72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25">
            <text:list-item>
              <text:list text:style-name="a725">
                <text:list-item>
                  <text:list text:style-name="a725">
                    <text:list-item>
                      <text:list text:style-name="a725">
                        <text:list-item>
                          <text:p text:style-name="a724" text:class-names="" text:cond-style-name=""><text:span text:style-name="a72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9">
            <text:list-item>
              <text:list text:style-name="a729">
                <text:list-item>
                  <text:list text:style-name="a729">
                    <text:list-item>
                      <text:list text:style-name="a729">
                        <text:list-item>
                          <text:list text:style-name="a729">
                            <text:list-item>
                              <text:p text:style-name="a728" text:class-names="" text:cond-style-name=""><text:span text:style-name="a726" text:class-names="">Cinquième niveau</text:span><text:span text:style-name="a7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735" draw:name="Espace réservé de la date 3" svg:x="0.91667in" svg:y="6.95139in" svg:width="3in" svg:height="0.39931in" presentation:class="date-time" presentation:placeholder="false">
        <draw:text-box>
          <text:p text:style-name="a734" text:class-names="" text:cond-style-name=""><text:span text:style-name="a731" text:class-names=""><text:date text:fixed="false" style:data-style-name="a732"/></text:span><text:span text:style-name="a733" text:class-names=""/></text:p>
        </draw:text-box>
        <svg:title/>
        <svg:desc/>
      </draw:frame>
      <draw:frame draw:id="id67" presentation:style-name="a738" draw:name="Espace réservé du pied de page 4" svg:x="4.41667in" svg:y="6.95139in" svg:width="4.5in" svg:height="0.39931in" presentation:class="footer" presentation:placeholder="false">
        <draw:text-box>
          <text:p text:style-name="a737" text:class-names="" text:cond-style-name=""><text:span text:style-name="a736" text:class-names=""/></text:p>
        </draw:text-box>
        <svg:title/>
        <svg:desc/>
      </draw:frame>
      <draw:frame draw:id="id68" presentation:style-name="a742" draw:name="Espace réservé du numéro de diapositive 5" svg:x="9.41667in" svg:y="6.95139in" svg:width="3in" svg:height="0.39931in" presentation:class="page-number" presentation:placeholder="false">
        <draw:text-box>
          <text:p text:style-name="a741" text:class-names="" text:cond-style-name=""><text:span text:style-name="a739" text:class-names=""><text:page-number style:num-format="1" text:fixed="false"/></text:span><text:span text:style-name="a740" text:class-names=""/></text:p>
        </draw:text-box>
        <svg:title/>
        <svg:desc/>
      </draw:frame>
      <presentation:notes style:page-layout-name="pageLayout2" draw:style-name="a775">
        <draw:frame draw:id="id5" presentation:style-name="a745" draw:name="Espace réservé de l'en-tête 1" svg:x="0in" svg:y="0in" svg:width="3.25in" svg:height="0.50174in" presentation:class="header" presentation:placeholder="false">
          <draw:text-box>
            <text:p text:style-name="a744" text:class-names="" text:cond-style-name=""><text:span text:style-name="a743" text:class-names=""/></text:p>
          </draw:text-box>
          <svg:title/>
          <svg:desc/>
        </draw:frame>
        <draw:frame draw:id="id6" presentation:style-name="a750" draw:name="Espace réservé de la date 2" svg:x="4.24826in" svg:y="0in" svg:width="3.25in" svg:height="0.50174in" presentation:class="date-time" presentation:placeholder="false">
          <draw:text-box>
            <text:p text:style-name="a749" text:class-names="" text:cond-style-name=""><text:span text:style-name="a746" text:class-names=""><text:date text:fixed="false" style:data-style-name="a747"/></text:span><text:span text:style-name="a74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51" draw:name="Espace réservé de l'image des diapositives 3">
          <svg:title/>
          <svg:desc/>
        </draw:page-thumbnail>
        <draw:frame draw:id="id8" presentation:style-name="a767" draw:name="Espace réservé des notes 4" svg:x="0.75in" svg:y="4.8125in" svg:width="6in" svg:height="3.9375in" presentation:class="notes" presentation:placeholder="false">
          <draw:text-box>
            <text:p text:style-name="a753" text:class-names="" text:cond-style-name=""><text:span text:style-name="a752" text:class-names="">Cliquez pour modifier les styles du texte du masque</text:span></text:p>
            <text:list text:style-name="a756">
              <text:list-item>
                <text:list text:style-name="a756">
                  <text:list-item>
                    <text:p text:style-name="a755" text:class-names="" text:cond-style-name=""><text:span text:style-name="a754" text:class-names="">Deuxième niveau</text:span></text:p>
                  </text:list-item>
                </text:list>
              </text:list-item>
            </text:list>
            <text:list text:style-name="a759">
              <text:list-item>
                <text:list text:style-name="a759">
                  <text:list-item>
                    <text:list text:style-name="a759">
                      <text:list-item>
                        <text:p text:style-name="a758" text:class-names="" text:cond-style-name=""><text:span text:style-name="a75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62">
              <text:list-item>
                <text:list text:style-name="a762">
                  <text:list-item>
                    <text:list text:style-name="a762">
                      <text:list-item>
                        <text:list text:style-name="a762">
                          <text:list-item>
                            <text:p text:style-name="a761" text:class-names="" text:cond-style-name=""><text:span text:style-name="a76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6">
              <text:list-item>
                <text:list text:style-name="a766">
                  <text:list-item>
                    <text:list text:style-name="a766">
                      <text:list-item>
                        <text:list text:style-name="a766">
                          <text:list-item>
                            <text:list text:style-name="a766">
                              <text:list-item>
                                <text:p text:style-name="a765" text:class-names="" text:cond-style-name=""><text:span text:style-name="a763" text:class-names="">Cinquième niveau</text:span><text:span text:style-name="a76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70" draw:name="Espace réservé du pied de page 5" svg:x="0in" svg:y="9.49826in" svg:width="3.25in" svg:height="0.50174in" presentation:class="footer" presentation:placeholder="false">
          <draw:text-box>
            <text:p text:style-name="a769" text:class-names="" text:cond-style-name=""><text:span text:style-name="a768" text:class-names=""/></text:p>
          </draw:text-box>
          <svg:title/>
          <svg:desc/>
        </draw:frame>
        <draw:frame draw:id="id10" presentation:style-name="a774" draw:name="Espace réservé du numéro de diapositive 6" svg:x="4.24826in" svg:y="9.49826in" svg:width="3.25in" svg:height="0.50174in" presentation:class="page-number" presentation:placeholder="false">
          <draw:text-box>
            <text:p text:style-name="a773" text:class-names="" text:cond-style-name=""><text:span text:style-name="a771" text:class-names=""><text:page-number style:num-format="1" text:fixed="false"/></text:span><text:span text:style-name="a772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Nathan SABIN</meta:initial-creator>
    <dc:creator>Nathan SABIN</dc:creator>
    <meta:creation-date>2025-11-18T21:23:41Z</meta:creation-date>
    <dc:date>2025-11-18T22:39:57Z</dc:date>
    <meta:editing-cycles>1</meta:editing-cycles>
    <meta:editing-duration>PT4576S</meta:editing-duration>
    <meta:document-statistic meta:paragraph-count="43" meta:word-count="88"/>
  </office:meta>
</office:document-meta>
</file>